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0"/>
          <table:table-cell table:formula="of:=AVERAGE([.K8:.K105])" office:value-type="float" office:value="0.00635079605781942">
            <text:p>0,0063507961</text:p>
          </table:table-cell>
          <table:table-cell table:formula="of:=AVERAGE([.L8:.L105])" office:value-type="float" office:value="0.00499830201033295">
            <text:p>0,004998302</text:p>
          </table:table-cell>
          <table:table-cell table:formula="of:=AVERAGE([.M8:.M105])" office:value-type="float" office:value="0.599371247826231">
            <text:p>0,5993712478</text:p>
          </table:table-cell>
        </table:table-row>
        <table:table-row table:style-name="ro2">
          <table:table-cell table:number-columns-repeated="5"/>
          <table:table-cell office:value-type="string">
            <text:p>nop</text:p>
          </table:table-cell>
          <table:table-cell office:value-type="string">
            <text:p>level=off</text:p>
          </table:table-cell>
          <table:table-cell office:value-type="string">
            <text:p>new tag</text:p>
          </table:table-cell>
          <table:table-cell office:value-type="string">
            <text:p>old tag</text:p>
          </table:table-cell>
          <table:table-cell office:value-type="string">
            <text:p>clients</text:p>
          </table:table-cell>
          <table:table-cell office:value-type="string">
            <text:p>off loss</text:p>
          </table:table-cell>
          <table:table-cell office:value-type="string">
            <text:p>new tag loss</text:p>
          </table:table-cell>
          <table:table-cell office:value-type="string">
            <text:p>full tag loss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838.431077">
            <text:p>2838,431077</text:p>
          </table:table-cell>
          <table:table-cell office:value-type="float" office:value="2890.198478">
            <text:p>2890,198478</text:p>
          </table:table-cell>
          <table:table-cell office:value-type="float" office:value="2926.627956">
            <text:p>2926,627956</text:p>
          </table:table-cell>
          <table:table-cell office:value-type="float" office:value="2230.020124">
            <text:p>2230,020124</text:p>
          </table:table-cell>
          <table:table-cell office:value-type="float" office:value="90">
            <text:p>90</text:p>
          </table:table-cell>
          <table:table-cell table:formula="of:=([.$F8]-[.G8])/[.G8]" office:value-type="float" office:value="-0.0179113653937782">
            <text:p>-0,0179113654</text:p>
          </table:table-cell>
          <table:table-cell table:formula="of:=([.$F8]-[.H8])/[.H8]" office:value-type="float" office:value="-0.030136006464089">
            <text:p>-0,0301360065</text:p>
          </table:table-cell>
          <table:table-cell table:formula="of:=([.$F8]-[.I8])/[.I8]" office:value-type="float" office:value="0.272827561712174">
            <text:p>0,2728275617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3456.390224">
            <text:p>3456,390224</text:p>
          </table:table-cell>
          <table:table-cell office:value-type="float" office:value="3597.437902">
            <text:p>3597,437902</text:p>
          </table:table-cell>
          <table:table-cell office:value-type="float" office:value="3897.295041">
            <text:p>3897,295041</text:p>
          </table:table-cell>
          <table:table-cell office:value-type="float" office:value="3565.940969">
            <text:p>3565,940969</text:p>
          </table:table-cell>
          <table:table-cell office:value-type="float" office:value="120">
            <text:p>120</text:p>
          </table:table-cell>
          <table:table-cell table:formula="of:=([.$F9]-[.G9])/[.G9]" office:value-type="float" office:value="-0.0392078145175444">
            <text:p>-0,0392078145</text:p>
          </table:table-cell>
          <table:table-cell table:formula="of:=([.$F9]-[.H9])/[.H9]" office:value-type="float" office:value="-0.113130982479291">
            <text:p>-0,1131309825</text:p>
          </table:table-cell>
          <table:table-cell table:formula="of:=([.$F9]-[.I9])/[.I9]" office:value-type="float" office:value="-0.0307214129320602">
            <text:p>-0,0307214129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775.329659">
            <text:p>4775,329659</text:p>
          </table:table-cell>
          <table:table-cell office:value-type="float" office:value="4827.14714">
            <text:p>4827,14714</text:p>
          </table:table-cell>
          <table:table-cell office:value-type="float" office:value="4744.282092">
            <text:p>4744,282092</text:p>
          </table:table-cell>
          <table:table-cell office:value-type="float" office:value="4663.166833">
            <text:p>4663,166833</text:p>
          </table:table-cell>
          <table:table-cell office:value-type="float" office:value="150">
            <text:p>150</text:p>
          </table:table-cell>
          <table:table-cell table:formula="of:=([.$F10]-[.G10])/[.G10]" office:value-type="float" office:value="-0.0107345973713161">
            <text:p>-0,0107345974</text:p>
          </table:table-cell>
          <table:table-cell table:formula="of:=([.$F10]-[.H10])/[.H10]" office:value-type="float" office:value="0.00654420761622781">
            <text:p>0,0065442076</text:p>
          </table:table-cell>
          <table:table-cell table:formula="of:=([.$F10]-[.I10])/[.I10]" office:value-type="float" office:value="0.0240529301259936">
            <text:p>0,024052930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6811.893944">
            <text:p>6811,893944</text:p>
          </table:table-cell>
          <table:table-cell office:value-type="float" office:value="6540.047301">
            <text:p>6540,047301</text:p>
          </table:table-cell>
          <table:table-cell office:value-type="float" office:value="6867.435724">
            <text:p>6867,435724</text:p>
          </table:table-cell>
          <table:table-cell office:value-type="float" office:value="6081.358616">
            <text:p>6081,358616</text:p>
          </table:table-cell>
          <table:table-cell office:value-type="float" office:value="180">
            <text:p>180</text:p>
          </table:table-cell>
          <table:table-cell table:formula="of:=([.$F11]-[.G11])/[.G11]" office:value-type="float" office:value="0.0415664643523961">
            <text:p>0,0415664644</text:p>
          </table:table-cell>
          <table:table-cell table:formula="of:=([.$F11]-[.H11])/[.H11]" office:value-type="float" office:value="-0.00808770292612928">
            <text:p>-0,0080877029</text:p>
          </table:table-cell>
          <table:table-cell table:formula="of:=([.$F11]-[.I11])/[.I11]" office:value-type="float" office:value="0.120126993675059">
            <text:p>0,1201269937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8569.280474">
            <text:p>8569,280474</text:p>
          </table:table-cell>
          <table:table-cell office:value-type="float" office:value="8598.389711">
            <text:p>8598,389711</text:p>
          </table:table-cell>
          <table:table-cell office:value-type="float" office:value="9567.615926">
            <text:p>9567,615926</text:p>
          </table:table-cell>
          <table:table-cell office:value-type="float" office:value="8354.64274">
            <text:p>8354,64274</text:p>
          </table:table-cell>
          <table:table-cell office:value-type="float" office:value="210">
            <text:p>210</text:p>
          </table:table-cell>
          <table:table-cell table:formula="of:=([.$F12]-[.G12])/[.G12]" office:value-type="float" office:value="-0.00338542889754821">
            <text:p>-0,0033854289</text:p>
          </table:table-cell>
          <table:table-cell table:formula="of:=([.$F12]-[.H12])/[.H12]" office:value-type="float" office:value="-0.104345268426487">
            <text:p>-0,1043452684</text:p>
          </table:table-cell>
          <table:table-cell table:formula="of:=([.$F12]-[.I12])/[.I12]" office:value-type="float" office:value="0.0256908333102464">
            <text:p>0,025690833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10462.912162">
            <text:p>10462,912162</text:p>
          </table:table-cell>
          <table:table-cell office:value-type="float" office:value="10844.061303">
            <text:p>10844,061303</text:p>
          </table:table-cell>
          <table:table-cell office:value-type="float" office:value="10632.95698">
            <text:p>10632,95698</text:p>
          </table:table-cell>
          <table:table-cell office:value-type="float" office:value="11084.971268">
            <text:p>11084,971268</text:p>
          </table:table-cell>
          <table:table-cell office:value-type="float" office:value="240">
            <text:p>240</text:p>
          </table:table-cell>
          <table:table-cell table:formula="of:=([.$F13]-[.G13])/[.G13]" office:value-type="float" office:value="-0.0351481912864653">
            <text:p>-0,0351481913</text:p>
          </table:table-cell>
          <table:table-cell table:formula="of:=([.$F13]-[.H13])/[.H13]" office:value-type="float" office:value="-0.0159922416990725">
            <text:p>-0,0159922417</text:p>
          </table:table-cell>
          <table:table-cell table:formula="of:=([.$F13]-[.I13])/[.I13]" office:value-type="float" office:value="-0.0561173404026543">
            <text:p>-0,0561173404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float" office:value="11909.250518">
            <text:p>11909,250518</text:p>
          </table:table-cell>
          <table:table-cell office:value-type="float" office:value="11584.592681">
            <text:p>11584,592681</text:p>
          </table:table-cell>
          <table:table-cell office:value-type="float" office:value="11474.571048">
            <text:p>11474,571048</text:p>
          </table:table-cell>
          <table:table-cell office:value-type="float" office:value="11130.187466">
            <text:p>11130,187466</text:p>
          </table:table-cell>
          <table:table-cell office:value-type="float" office:value="270">
            <text:p>270</text:p>
          </table:table-cell>
          <table:table-cell table:formula="of:=([.$F14]-[.G14])/[.G14]" office:value-type="float" office:value="0.0280249678119866">
            <text:p>0,0280249678</text:p>
          </table:table-cell>
          <table:table-cell table:formula="of:=([.$F14]-[.H14])/[.H14]" office:value-type="float" office:value="0.0378819799173029">
            <text:p>0,0378819799</text:p>
          </table:table-cell>
          <table:table-cell table:formula="of:=([.$F14]-[.I14])/[.I14]" office:value-type="float" office:value="0.0699955013677756">
            <text:p>0,0699955014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12313.956416">
            <text:p>12313,956416</text:p>
          </table:table-cell>
          <table:table-cell office:value-type="float" office:value="12612.978233">
            <text:p>12612,978233</text:p>
          </table:table-cell>
          <table:table-cell office:value-type="float" office:value="13295.283085">
            <text:p>13295,283085</text:p>
          </table:table-cell>
          <table:table-cell office:value-type="float" office:value="12053.294975">
            <text:p>12053,294975</text:p>
          </table:table-cell>
          <table:table-cell office:value-type="float" office:value="300">
            <text:p>300</text:p>
          </table:table-cell>
          <table:table-cell table:formula="of:=([.$F15]-[.G15])/[.G15]" office:value-type="float" office:value="-0.0237074711044575">
            <text:p>-0,0237074711</text:p>
          </table:table-cell>
          <table:table-cell table:formula="of:=([.$F15]-[.H15])/[.H15]" office:value-type="float" office:value="-0.0738101372288305">
            <text:p>-0,0738101372</text:p>
          </table:table-cell>
          <table:table-cell table:formula="of:=([.$F15]-[.I15])/[.I15]" office:value-type="float" office:value="0.0216257414707467">
            <text:p>0,021625741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330">
            <text:p>330</text:p>
          </table:table-cell>
          <table:table-cell office:value-type="float" office:value="13439.205536">
            <text:p>13439,205536</text:p>
          </table:table-cell>
          <table:table-cell office:value-type="float" office:value="12603.984763">
            <text:p>12603,984763</text:p>
          </table:table-cell>
          <table:table-cell office:value-type="float" office:value="13289.088529">
            <text:p>13289,088529</text:p>
          </table:table-cell>
          <table:table-cell office:value-type="float" office:value="12276.436964">
            <text:p>12276,436964</text:p>
          </table:table-cell>
          <table:table-cell office:value-type="float" office:value="330">
            <text:p>330</text:p>
          </table:table-cell>
          <table:table-cell table:formula="of:=([.$F16]-[.G16])/[.G16]" office:value-type="float" office:value="0.0662664061172032">
            <text:p>0,0662664061</text:p>
          </table:table-cell>
          <table:table-cell table:formula="of:=([.$F16]-[.H16])/[.H16]" office:value-type="float" office:value="0.0112962605879559">
            <text:p>0,0112962606</text:p>
          </table:table-cell>
          <table:table-cell table:formula="of:=([.$F16]-[.I16])/[.I16]" office:value-type="float" office:value="0.0947154761116565">
            <text:p>0,094715476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  <table:table-cell office:value-type="float" office:value="13847.605733">
            <text:p>13847,605733</text:p>
          </table:table-cell>
          <table:table-cell office:value-type="float" office:value="13511.173782">
            <text:p>13511,173782</text:p>
          </table:table-cell>
          <table:table-cell office:value-type="float" office:value="17089.162866">
            <text:p>17089,162866</text:p>
          </table:table-cell>
          <table:table-cell office:value-type="float" office:value="14196.805141">
            <text:p>14196,805141</text:p>
          </table:table-cell>
          <table:table-cell office:value-type="float" office:value="360">
            <text:p>360</text:p>
          </table:table-cell>
          <table:table-cell table:formula="of:=([.$F17]-[.G17])/[.G17]" office:value-type="float" office:value="0.0249002756110062">
            <text:p>0,0249002756</text:p>
          </table:table-cell>
          <table:table-cell table:formula="of:=([.$F17]-[.H17])/[.H17]" office:value-type="float" office:value="-0.189684957561572">
            <text:p>-0,1896849576</text:p>
          </table:table-cell>
          <table:table-cell table:formula="of:=([.$F17]-[.I17])/[.I17]" office:value-type="float" office:value="-0.0245970416957771">
            <text:p>-0,0245970417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390">
            <text:p>390</text:p>
          </table:table-cell>
          <table:table-cell office:value-type="float" office:value="19614.542846">
            <text:p>19614,542846</text:p>
          </table:table-cell>
          <table:table-cell office:value-type="float" office:value="19760.116748">
            <text:p>19760,116748</text:p>
          </table:table-cell>
          <table:table-cell office:value-type="float" office:value="16534.61716">
            <text:p>16534,61716</text:p>
          </table:table-cell>
          <table:table-cell office:value-type="float" office:value="16112.678977">
            <text:p>16112,678977</text:p>
          </table:table-cell>
          <table:table-cell office:value-type="float" office:value="390">
            <text:p>390</text:p>
          </table:table-cell>
          <table:table-cell table:formula="of:=([.$F18]-[.G18])/[.G18]" office:value-type="float" office:value="-0.00736705677686516">
            <text:p>-0,0073670568</text:p>
          </table:table-cell>
          <table:table-cell table:formula="of:=([.$F18]-[.H18])/[.H18]" office:value-type="float" office:value="0.186271363660651">
            <text:p>0,1862713637</text:p>
          </table:table-cell>
          <table:table-cell table:formula="of:=([.$F18]-[.I18])/[.I18]" office:value-type="float" office:value="0.217335917509356">
            <text:p>0,2173359175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420">
            <text:p>420</text:p>
          </table:table-cell>
          <table:table-cell office:value-type="float" office:value="19973.05829">
            <text:p>19973,05829</text:p>
          </table:table-cell>
          <table:table-cell office:value-type="float" office:value="18469.003553">
            <text:p>18469,003553</text:p>
          </table:table-cell>
          <table:table-cell office:value-type="float" office:value="19694.440818">
            <text:p>19694,440818</text:p>
          </table:table-cell>
          <table:table-cell office:value-type="float" office:value="17937.595515">
            <text:p>17937,595515</text:p>
          </table:table-cell>
          <table:table-cell office:value-type="float" office:value="420">
            <text:p>420</text:p>
          </table:table-cell>
          <table:table-cell table:formula="of:=([.$F19]-[.G19])/[.G19]" office:value-type="float" office:value="0.0814367019143105">
            <text:p>0,0814367019</text:p>
          </table:table-cell>
          <table:table-cell table:formula="of:=([.$F19]-[.H19])/[.H19]" office:value-type="float" office:value="0.0141470110563056">
            <text:p>0,0141470111</text:p>
          </table:table-cell>
          <table:table-cell table:formula="of:=([.$F19]-[.I19])/[.I19]" office:value-type="float" office:value="0.11347467241626">
            <text:p>0,1134746724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450">
            <text:p>450</text:p>
          </table:table-cell>
          <table:table-cell office:value-type="float" office:value="21278.009471">
            <text:p>21278,009471</text:p>
          </table:table-cell>
          <table:table-cell office:value-type="float" office:value="21919.12653">
            <text:p>21919,12653</text:p>
          </table:table-cell>
          <table:table-cell office:value-type="float" office:value="20281.512949">
            <text:p>20281,512949</text:p>
          </table:table-cell>
          <table:table-cell office:value-type="float" office:value="17655.714227">
            <text:p>17655,714227</text:p>
          </table:table-cell>
          <table:table-cell office:value-type="float" office:value="450">
            <text:p>450</text:p>
          </table:table-cell>
          <table:table-cell table:formula="of:=([.$F20]-[.G20])/[.G20]" office:value-type="float" office:value="-0.0292492065376111">
            <text:p>-0,0292492065</text:p>
          </table:table-cell>
          <table:table-cell table:formula="of:=([.$F20]-[.H20])/[.H20]" office:value-type="float" office:value="0.0491332438810555">
            <text:p>0,0491332439</text:p>
          </table:table-cell>
          <table:table-cell table:formula="of:=([.$F20]-[.I20])/[.I20]" office:value-type="float" office:value="0.205162770388558">
            <text:p>0,2051627704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22132.122258">
            <text:p>22132,122258</text:p>
          </table:table-cell>
          <table:table-cell office:value-type="float" office:value="22598.814237">
            <text:p>22598,814237</text:p>
          </table:table-cell>
          <table:table-cell office:value-type="float" office:value="20933.420389">
            <text:p>20933,420389</text:p>
          </table:table-cell>
          <table:table-cell office:value-type="float" office:value="18954.250694">
            <text:p>18954,250694</text:p>
          </table:table-cell>
          <table:table-cell office:value-type="float" office:value="480">
            <text:p>480</text:p>
          </table:table-cell>
          <table:table-cell table:formula="of:=([.$F21]-[.G21])/[.G21]" office:value-type="float" office:value="-0.0206511710794058">
            <text:p>-0,0206511711</text:p>
          </table:table-cell>
          <table:table-cell table:formula="of:=([.$F21]-[.H21])/[.H21]" office:value-type="float" office:value="0.0572625899984261">
            <text:p>0,05726259</text:p>
          </table:table-cell>
          <table:table-cell table:formula="of:=([.$F21]-[.I21])/[.I21]" office:value-type="float" office:value="0.167660099853273">
            <text:p>0,1676600999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510">
            <text:p>510</text:p>
          </table:table-cell>
          <table:table-cell office:value-type="float" office:value="22522.79019">
            <text:p>22522,79019</text:p>
          </table:table-cell>
          <table:table-cell office:value-type="float" office:value="23073.880817">
            <text:p>23073,880817</text:p>
          </table:table-cell>
          <table:table-cell office:value-type="float" office:value="22534.27211">
            <text:p>22534,27211</text:p>
          </table:table-cell>
          <table:table-cell office:value-type="float" office:value="20453.521843">
            <text:p>20453,521843</text:p>
          </table:table-cell>
          <table:table-cell office:value-type="float" office:value="510">
            <text:p>510</text:p>
          </table:table-cell>
          <table:table-cell table:formula="of:=([.$F22]-[.G22])/[.G22]" office:value-type="float" office:value="-0.0238837424606084">
            <text:p>-0,0238837425</text:p>
          </table:table-cell>
          <table:table-cell table:formula="of:=([.$F22]-[.H22])/[.H22]" office:value-type="float" office:value="-0.00050953143478314">
            <text:p>-0,0005095314</text:p>
          </table:table-cell>
          <table:table-cell table:formula="of:=([.$F22]-[.I22])/[.I22]" office:value-type="float" office:value="0.101169293136096">
            <text:p>0,1011692931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540">
            <text:p>540</text:p>
          </table:table-cell>
          <table:table-cell office:value-type="float" office:value="23329.788115">
            <text:p>23329,788115</text:p>
          </table:table-cell>
          <table:table-cell office:value-type="float" office:value="23413.808569">
            <text:p>23413,808569</text:p>
          </table:table-cell>
          <table:table-cell office:value-type="float" office:value="23266.021849">
            <text:p>23266,021849</text:p>
          </table:table-cell>
          <table:table-cell office:value-type="float" office:value="20881.752147">
            <text:p>20881,752147</text:p>
          </table:table-cell>
          <table:table-cell office:value-type="float" office:value="540">
            <text:p>540</text:p>
          </table:table-cell>
          <table:table-cell table:formula="of:=([.$F23]-[.G23])/[.G23]" office:value-type="float" office:value="-0.00358850008329037">
            <text:p>-0,0035885001</text:p>
          </table:table-cell>
          <table:table-cell table:formula="of:=([.$F23]-[.H23])/[.H23]" office:value-type="float" office:value="0.00274074641611924">
            <text:p>0,0027407464</text:p>
          </table:table-cell>
          <table:table-cell table:formula="of:=([.$F23]-[.I23])/[.I23]" office:value-type="float" office:value="0.117233264276231">
            <text:p>0,1172332643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570">
            <text:p>570</text:p>
          </table:table-cell>
          <table:table-cell office:value-type="float" office:value="26423.577833">
            <text:p>26423,577833</text:p>
          </table:table-cell>
          <table:table-cell office:value-type="float" office:value="25953.578054">
            <text:p>25953,578054</text:p>
          </table:table-cell>
          <table:table-cell office:value-type="float" office:value="23925.000379">
            <text:p>23925,000379</text:p>
          </table:table-cell>
          <table:table-cell office:value-type="float" office:value="21996.571081">
            <text:p>21996,571081</text:p>
          </table:table-cell>
          <table:table-cell office:value-type="float" office:value="570">
            <text:p>570</text:p>
          </table:table-cell>
          <table:table-cell table:formula="of:=([.$F24]-[.G24])/[.G24]" office:value-type="float" office:value="0.0181092479049362">
            <text:p>0,0181092479</text:p>
          </table:table-cell>
          <table:table-cell table:formula="of:=([.$F24]-[.H24])/[.H24]" office:value-type="float" office:value="0.104433747729137">
            <text:p>0,1044337477</text:p>
          </table:table-cell>
          <table:table-cell table:formula="of:=([.$F24]-[.I24])/[.I24]" office:value-type="float" office:value="0.201258947846827">
            <text:p>0,2012589478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office:value-type="float" office:value="28436.821743">
            <text:p>28436,821743</text:p>
          </table:table-cell>
          <table:table-cell office:value-type="float" office:value="27419.592734">
            <text:p>27419,592734</text:p>
          </table:table-cell>
          <table:table-cell office:value-type="float" office:value="28062.787182">
            <text:p>28062,787182</text:p>
          </table:table-cell>
          <table:table-cell office:value-type="float" office:value="22453.148079">
            <text:p>22453,148079</text:p>
          </table:table-cell>
          <table:table-cell office:value-type="float" office:value="600">
            <text:p>600</text:p>
          </table:table-cell>
          <table:table-cell table:formula="of:=([.$F25]-[.G25])/[.G25]" office:value-type="float" office:value="0.0370986184539001">
            <text:p>0,0370986185</text:p>
          </table:table-cell>
          <table:table-cell table:formula="of:=([.$F25]-[.H25])/[.H25]" office:value-type="float" office:value="0.0133284893825483">
            <text:p>0,0133284894</text:p>
          </table:table-cell>
          <table:table-cell table:formula="of:=([.$F25]-[.I25])/[.I25]" office:value-type="float" office:value="0.266495978334389">
            <text:p>0,2664959783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630">
            <text:p>630</text:p>
          </table:table-cell>
          <table:table-cell office:value-type="float" office:value="30353.479434">
            <text:p>30353,479434</text:p>
          </table:table-cell>
          <table:table-cell office:value-type="float" office:value="27940.662232">
            <text:p>27940,662232</text:p>
          </table:table-cell>
          <table:table-cell office:value-type="float" office:value="29030.640708">
            <text:p>29030,640708</text:p>
          </table:table-cell>
          <table:table-cell office:value-type="float" office:value="22935.09478">
            <text:p>22935,09478</text:p>
          </table:table-cell>
          <table:table-cell office:value-type="float" office:value="630">
            <text:p>630</text:p>
          </table:table-cell>
          <table:table-cell table:formula="of:=([.$F26]-[.G26])/[.G26]" office:value-type="float" office:value="0.0863550470624365">
            <text:p>0,0863550471</text:p>
          </table:table-cell>
          <table:table-cell table:formula="of:=([.$F26]-[.H26])/[.H26]" office:value-type="float" office:value="0.04556698349532">
            <text:p>0,0455669835</text:p>
          </table:table-cell>
          <table:table-cell table:formula="of:=([.$F26]-[.I26])/[.I26]" office:value-type="float" office:value="0.323451231623818">
            <text:p>0,323451231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29849.182448">
            <text:p>29849,182448</text:p>
          </table:table-cell>
          <table:table-cell office:value-type="float" office:value="29292.900985">
            <text:p>29292,900985</text:p>
          </table:table-cell>
          <table:table-cell office:value-type="float" office:value="28826.005073">
            <text:p>28826,005073</text:p>
          </table:table-cell>
          <table:table-cell office:value-type="float" office:value="23229.605986">
            <text:p>23229,605986</text:p>
          </table:table-cell>
          <table:table-cell office:value-type="float" office:value="660">
            <text:p>660</text:p>
          </table:table-cell>
          <table:table-cell table:formula="of:=([.$F27]-[.G27])/[.G27]" office:value-type="float" office:value="0.018990316571406">
            <text:p>0,0189903166</text:p>
          </table:table-cell>
          <table:table-cell table:formula="of:=([.$F27]-[.H27])/[.H27]" office:value-type="float" office:value="0.0354949418904516">
            <text:p>0,0354949419</text:p>
          </table:table-cell>
          <table:table-cell table:formula="of:=([.$F27]-[.I27])/[.I27]" office:value-type="float" office:value="0.284962924725864">
            <text:p>0,2849629247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690">
            <text:p>690</text:p>
          </table:table-cell>
          <table:table-cell office:value-type="float" office:value="30602.632729">
            <text:p>30602,632729</text:p>
          </table:table-cell>
          <table:table-cell office:value-type="float" office:value="30164.339267">
            <text:p>30164,339267</text:p>
          </table:table-cell>
          <table:table-cell office:value-type="float" office:value="31493.137461">
            <text:p>31493,137461</text:p>
          </table:table-cell>
          <table:table-cell office:value-type="float" office:value="23038.176527">
            <text:p>23038,176527</text:p>
          </table:table-cell>
          <table:table-cell office:value-type="float" office:value="690">
            <text:p>690</text:p>
          </table:table-cell>
          <table:table-cell table:formula="of:=([.$F28]-[.G28])/[.G28]" office:value-type="float" office:value="0.0145301860624376">
            <text:p>0,0145301861</text:p>
          </table:table-cell>
          <table:table-cell table:formula="of:=([.$F28]-[.H28])/[.H28]" office:value-type="float" office:value="-0.0282761516886899">
            <text:p>-0,0282761517</text:p>
          </table:table-cell>
          <table:table-cell table:formula="of:=([.$F28]-[.I28])/[.I28]" office:value-type="float" office:value="0.328344397966337">
            <text:p>0,328344398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float" office:value="720">
            <text:p>720</text:p>
          </table:table-cell>
          <table:table-cell office:value-type="float" office:value="31822.481224">
            <text:p>31822,481224</text:p>
          </table:table-cell>
          <table:table-cell office:value-type="float" office:value="31542.027277">
            <text:p>31542,027277</text:p>
          </table:table-cell>
          <table:table-cell office:value-type="float" office:value="32951.709069">
            <text:p>32951,709069</text:p>
          </table:table-cell>
          <table:table-cell office:value-type="float" office:value="23707.184018">
            <text:p>23707,184018</text:p>
          </table:table-cell>
          <table:table-cell office:value-type="float" office:value="720">
            <text:p>720</text:p>
          </table:table-cell>
          <table:table-cell table:formula="of:=([.$F29]-[.G29])/[.G29]" office:value-type="float" office:value="0.00889143695606722">
            <text:p>0,008891437</text:p>
          </table:table-cell>
          <table:table-cell table:formula="of:=([.$F29]-[.H29])/[.H29]" office:value-type="float" office:value="-0.0342691737971898">
            <text:p>-0,0342691738</text:p>
          </table:table-cell>
          <table:table-cell table:formula="of:=([.$F29]-[.I29])/[.I29]" office:value-type="float" office:value="0.342313840388565">
            <text:p>0,3423138404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float" office:value="33165.905805">
            <text:p>33165,905805</text:p>
          </table:table-cell>
          <table:table-cell office:value-type="float" office:value="33403.237013">
            <text:p>33403,237013</text:p>
          </table:table-cell>
          <table:table-cell office:value-type="float" office:value="33258.058371">
            <text:p>33258,058371</text:p>
          </table:table-cell>
          <table:table-cell office:value-type="float" office:value="24378.946484">
            <text:p>24378,946484</text:p>
          </table:table-cell>
          <table:table-cell office:value-type="float" office:value="750">
            <text:p>750</text:p>
          </table:table-cell>
          <table:table-cell table:formula="of:=([.$F30]-[.G30])/[.G30]" office:value-type="float" office:value="-0.00710503619477449">
            <text:p>-0,0071050362</text:p>
          </table:table-cell>
          <table:table-cell table:formula="of:=([.$F30]-[.H30])/[.H30]" office:value-type="float" office:value="-0.0027708342132309">
            <text:p>-0,0027708342</text:p>
          </table:table-cell>
          <table:table-cell table:formula="of:=([.$F30]-[.I30])/[.I30]" office:value-type="float" office:value="0.360432282287789">
            <text:p>0,3604322823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780">
            <text:p>780</text:p>
          </table:table-cell>
          <table:table-cell office:value-type="float" office:value="34416.603974">
            <text:p>34416,603974</text:p>
          </table:table-cell>
          <table:table-cell office:value-type="float" office:value="34866.003852">
            <text:p>34866,003852</text:p>
          </table:table-cell>
          <table:table-cell office:value-type="float" office:value="33091.212647">
            <text:p>33091,212647</text:p>
          </table:table-cell>
          <table:table-cell office:value-type="float" office:value="23467.866668">
            <text:p>23467,866668</text:p>
          </table:table-cell>
          <table:table-cell office:value-type="float" office:value="780">
            <text:p>780</text:p>
          </table:table-cell>
          <table:table-cell table:formula="of:=([.$F31]-[.G31])/[.G31]" office:value-type="float" office:value="-0.0128893428655497">
            <text:p>-0,0128893429</text:p>
          </table:table-cell>
          <table:table-cell table:formula="of:=([.$F31]-[.H31])/[.H31]" office:value-type="float" office:value="0.0400526671880716">
            <text:p>0,0400526672</text:p>
          </table:table-cell>
          <table:table-cell table:formula="of:=([.$F31]-[.I31])/[.I31]" office:value-type="float" office:value="0.46654165292874">
            <text:p>0,4665416529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810">
            <text:p>810</text:p>
          </table:table-cell>
          <table:table-cell office:value-type="float" office:value="34431.14397">
            <text:p>34431,14397</text:p>
          </table:table-cell>
          <table:table-cell office:value-type="float" office:value="33952.902435">
            <text:p>33952,902435</text:p>
          </table:table-cell>
          <table:table-cell office:value-type="float" office:value="33410.421967">
            <text:p>33410,421967</text:p>
          </table:table-cell>
          <table:table-cell office:value-type="float" office:value="24226.25643">
            <text:p>24226,25643</text:p>
          </table:table-cell>
          <table:table-cell office:value-type="float" office:value="810">
            <text:p>810</text:p>
          </table:table-cell>
          <table:table-cell table:formula="of:=([.$F32]-[.G32])/[.G32]" office:value-type="float" office:value="0.0140854389669793">
            <text:p>0,014085439</text:p>
          </table:table-cell>
          <table:table-cell table:formula="of:=([.$F32]-[.H32])/[.H32]" office:value-type="float" office:value="0.0305510060306385">
            <text:p>0,030551006</text:p>
          </table:table-cell>
          <table:table-cell table:formula="of:=([.$F32]-[.I32])/[.I32]" office:value-type="float" office:value="0.421232540383871">
            <text:p>0,4212325404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840">
            <text:p>840</text:p>
          </table:table-cell>
          <table:table-cell office:value-type="float" office:value="35240.268919">
            <text:p>35240,268919</text:p>
          </table:table-cell>
          <table:table-cell office:value-type="float" office:value="35144.255524">
            <text:p>35144,255524</text:p>
          </table:table-cell>
          <table:table-cell office:value-type="float" office:value="35234.159663">
            <text:p>35234,159663</text:p>
          </table:table-cell>
          <table:table-cell office:value-type="float" office:value="23865.631526">
            <text:p>23865,631526</text:p>
          </table:table-cell>
          <table:table-cell office:value-type="float" office:value="840">
            <text:p>840</text:p>
          </table:table-cell>
          <table:table-cell table:formula="of:=([.$F33]-[.G33])/[.G33]" office:value-type="float" office:value="0.00273197976649226">
            <text:p>0,0027319798</text:p>
          </table:table-cell>
          <table:table-cell table:formula="of:=([.$F33]-[.H33])/[.H33]" office:value-type="float" office:value="0.000173390143498124">
            <text:p>0,0001733901</text:p>
          </table:table-cell>
          <table:table-cell table:formula="of:=([.$F33]-[.I33])/[.I33]" office:value-type="float" office:value="0.476611623732148">
            <text:p>0,4766116237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office:value-type="float" office:value="870">
            <text:p>870</text:p>
          </table:table-cell>
          <table:table-cell office:value-type="float" office:value="36423.13949">
            <text:p>36423,13949</text:p>
          </table:table-cell>
          <table:table-cell office:value-type="float" office:value="35293.581832">
            <text:p>35293,581832</text:p>
          </table:table-cell>
          <table:table-cell office:value-type="float" office:value="36429.29367">
            <text:p>36429,29367</text:p>
          </table:table-cell>
          <table:table-cell office:value-type="float" office:value="24471.408261">
            <text:p>24471,408261</text:p>
          </table:table-cell>
          <table:table-cell office:value-type="float" office:value="870">
            <text:p>870</text:p>
          </table:table-cell>
          <table:table-cell table:formula="of:=([.$F34]-[.G34])/[.G34]" office:value-type="float" office:value="0.0320046195191175">
            <text:p>0,0320046195</text:p>
          </table:table-cell>
          <table:table-cell table:formula="of:=([.$F34]-[.H34])/[.H34]" office:value-type="float" office:value="-0.000168934925166166">
            <text:p>-0,0001689349</text:p>
          </table:table-cell>
          <table:table-cell table:formula="of:=([.$F34]-[.I34])/[.I34]" office:value-type="float" office:value="0.48839572702677">
            <text:p>0,488395727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float" office:value="900">
            <text:p>900</text:p>
          </table:table-cell>
          <table:table-cell office:value-type="float" office:value="36584.794978">
            <text:p>36584,794978</text:p>
          </table:table-cell>
          <table:table-cell office:value-type="float" office:value="37103.272156">
            <text:p>37103,272156</text:p>
          </table:table-cell>
          <table:table-cell office:value-type="float" office:value="36467.220755">
            <text:p>36467,220755</text:p>
          </table:table-cell>
          <table:table-cell office:value-type="float" office:value="24085.524145">
            <text:p>24085,524145</text:p>
          </table:table-cell>
          <table:table-cell office:value-type="float" office:value="900">
            <text:p>900</text:p>
          </table:table-cell>
          <table:table-cell table:formula="of:=([.$F35]-[.G35])/[.G35]" office:value-type="float" office:value="-0.013973893618333">
            <text:p>-0,0139738936</text:p>
          </table:table-cell>
          <table:table-cell table:formula="of:=([.$F35]-[.H35])/[.H35]" office:value-type="float" office:value="0.0032241070354635">
            <text:p>0,003224107</text:p>
          </table:table-cell>
          <table:table-cell table:formula="of:=([.$F35]-[.I35])/[.I35]" office:value-type="float" office:value="0.518953656883351">
            <text:p>0,5189536569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office:value-type="float" office:value="930">
            <text:p>930</text:p>
          </table:table-cell>
          <table:table-cell office:value-type="float" office:value="37378.824366">
            <text:p>37378,824366</text:p>
          </table:table-cell>
          <table:table-cell office:value-type="float" office:value="37416.501578">
            <text:p>37416,501578</text:p>
          </table:table-cell>
          <table:table-cell office:value-type="float" office:value="37703.364506">
            <text:p>37703,364506</text:p>
          </table:table-cell>
          <table:table-cell office:value-type="float" office:value="24600.881991">
            <text:p>24600,881991</text:p>
          </table:table-cell>
          <table:table-cell office:value-type="float" office:value="930">
            <text:p>930</text:p>
          </table:table-cell>
          <table:table-cell table:formula="of:=([.$F36]-[.G36])/[.G36]" office:value-type="float" office:value="-0.00100696779257833">
            <text:p>-0,0010069678</text:p>
          </table:table-cell>
          <table:table-cell table:formula="of:=([.$F36]-[.H36])/[.H36]" office:value-type="float" office:value="-0.00860772358786047">
            <text:p>-0,0086077236</text:p>
          </table:table-cell>
          <table:table-cell table:formula="of:=([.$F36]-[.I36])/[.I36]" office:value-type="float" office:value="0.519409929273052">
            <text:p>0,5194099293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960">
            <text:p>960</text:p>
          </table:table-cell>
          <table:table-cell office:value-type="float" office:value="38410.163948">
            <text:p>38410,163948</text:p>
          </table:table-cell>
          <table:table-cell office:value-type="float" office:value="38799.568712">
            <text:p>38799,568712</text:p>
          </table:table-cell>
          <table:table-cell office:value-type="float" office:value="38279.354368">
            <text:p>38279,354368</text:p>
          </table:table-cell>
          <table:table-cell office:value-type="float" office:value="24240.589924">
            <text:p>24240,589924</text:p>
          </table:table-cell>
          <table:table-cell office:value-type="float" office:value="960">
            <text:p>960</text:p>
          </table:table-cell>
          <table:table-cell table:formula="of:=([.$F37]-[.G37])/[.G37]" office:value-type="float" office:value="-0.0100363168181187">
            <text:p>-0,0100363168</text:p>
          </table:table-cell>
          <table:table-cell table:formula="of:=([.$F37]-[.H37])/[.H37]" office:value-type="float" office:value="0.00341723579615419">
            <text:p>0,0034172358</text:p>
          </table:table-cell>
          <table:table-cell table:formula="of:=([.$F37]-[.I37])/[.I37]" office:value-type="float" office:value="0.584539158016574">
            <text:p>0,584539158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float" office:value="990">
            <text:p>990</text:p>
          </table:table-cell>
          <table:table-cell office:value-type="float" office:value="38649.303218">
            <text:p>38649,303218</text:p>
          </table:table-cell>
          <table:table-cell office:value-type="float" office:value="38567.241923">
            <text:p>38567,241923</text:p>
          </table:table-cell>
          <table:table-cell office:value-type="float" office:value="38121.231403">
            <text:p>38121,231403</text:p>
          </table:table-cell>
          <table:table-cell office:value-type="float" office:value="24623.4453">
            <text:p>24623,4453</text:p>
          </table:table-cell>
          <table:table-cell office:value-type="float" office:value="990">
            <text:p>990</text:p>
          </table:table-cell>
          <table:table-cell table:formula="of:=([.$F38]-[.G38])/[.G38]" office:value-type="float" office:value="0.00212774600693086">
            <text:p>0,002127746</text:p>
          </table:table-cell>
          <table:table-cell table:formula="of:=([.$F38]-[.H38])/[.H38]" office:value-type="float" office:value="0.0138524332915029">
            <text:p>0,0138524333</text:p>
          </table:table-cell>
          <table:table-cell table:formula="of:=([.$F38]-[.I38])/[.I38]" office:value-type="float" office:value="0.569613949108901">
            <text:p>0,5696139491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1020">
            <text:p>1020</text:p>
          </table:table-cell>
          <table:table-cell office:value-type="float" office:value="38700.274905">
            <text:p>38700,274905</text:p>
          </table:table-cell>
          <table:table-cell office:value-type="float" office:value="39025.868176">
            <text:p>39025,868176</text:p>
          </table:table-cell>
          <table:table-cell office:value-type="float" office:value="38774.273567">
            <text:p>38774,273567</text:p>
          </table:table-cell>
          <table:table-cell office:value-type="float" office:value="24325.162026">
            <text:p>24325,162026</text:p>
          </table:table-cell>
          <table:table-cell office:value-type="float" office:value="1020">
            <text:p>1020</text:p>
          </table:table-cell>
          <table:table-cell table:formula="of:=([.$F39]-[.G39])/[.G39]" office:value-type="float" office:value="-0.00834301160275628">
            <text:p>-0,0083430116</text:p>
          </table:table-cell>
          <table:table-cell table:formula="of:=([.$F39]-[.H39])/[.H39]" office:value-type="float" office:value="-0.00190844741093943">
            <text:p>-0,0019084474</text:p>
          </table:table-cell>
          <table:table-cell table:formula="of:=([.$F39]-[.I39])/[.I39]" office:value-type="float" office:value="0.590956510942666">
            <text:p>0,5909565109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office:value-type="float" office:value="1050">
            <text:p>1050</text:p>
          </table:table-cell>
          <table:table-cell office:value-type="float" office:value="39062.933117">
            <text:p>39062,933117</text:p>
          </table:table-cell>
          <table:table-cell office:value-type="float" office:value="39311.343341">
            <text:p>39311,343341</text:p>
          </table:table-cell>
          <table:table-cell office:value-type="float" office:value="38947.150316">
            <text:p>38947,150316</text:p>
          </table:table-cell>
          <table:table-cell office:value-type="float" office:value="24166.625264">
            <text:p>24166,625264</text:p>
          </table:table-cell>
          <table:table-cell office:value-type="float" office:value="1050">
            <text:p>1050</text:p>
          </table:table-cell>
          <table:table-cell table:formula="of:=([.$F40]-[.G40])/[.G40]" office:value-type="float" office:value="-0.00631904694391144">
            <text:p>-0,0063190469</text:p>
          </table:table-cell>
          <table:table-cell table:formula="of:=([.$F40]-[.H40])/[.H40]" office:value-type="float" office:value="0.00297281829506371">
            <text:p>0,0029728183</text:p>
          </table:table-cell>
          <table:table-cell table:formula="of:=([.$F40]-[.I40])/[.I40]" office:value-type="float" office:value="0.616400001666364">
            <text:p>0,6164000017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float" office:value="1080">
            <text:p>1080</text:p>
          </table:table-cell>
          <table:table-cell office:value-type="float" office:value="39474.743553">
            <text:p>39474,743553</text:p>
          </table:table-cell>
          <table:table-cell office:value-type="float" office:value="39589.698599">
            <text:p>39589,698599</text:p>
          </table:table-cell>
          <table:table-cell office:value-type="float" office:value="38996.732666">
            <text:p>38996,732666</text:p>
          </table:table-cell>
          <table:table-cell office:value-type="float" office:value="24149.193028">
            <text:p>24149,193028</text:p>
          </table:table-cell>
          <table:table-cell office:value-type="float" office:value="1080">
            <text:p>1080</text:p>
          </table:table-cell>
          <table:table-cell table:formula="of:=([.$F41]-[.G41])/[.G41]" office:value-type="float" office:value="-0.00290366054979025">
            <text:p>-0,0029036605</text:p>
          </table:table-cell>
          <table:table-cell table:formula="of:=([.$F41]-[.H41])/[.H41]" office:value-type="float" office:value="0.012257716334701">
            <text:p>0,0122577163</text:p>
          </table:table-cell>
          <table:table-cell table:formula="of:=([.$F41]-[.I41])/[.I41]" office:value-type="float" office:value="0.634619571230834">
            <text:p>0,6346195712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1110">
            <text:p>1110</text:p>
          </table:table-cell>
          <table:table-cell office:value-type="float" office:value="39240.66441">
            <text:p>39240,66441</text:p>
          </table:table-cell>
          <table:table-cell office:value-type="float" office:value="39394.909445">
            <text:p>39394,909445</text:p>
          </table:table-cell>
          <table:table-cell office:value-type="float" office:value="39178.301147">
            <text:p>39178,301147</text:p>
          </table:table-cell>
          <table:table-cell office:value-type="float" office:value="24099.979925">
            <text:p>24099,979925</text:p>
          </table:table-cell>
          <table:table-cell office:value-type="float" office:value="1110">
            <text:p>1110</text:p>
          </table:table-cell>
          <table:table-cell table:formula="of:=([.$F42]-[.G42])/[.G42]" office:value-type="float" office:value="-0.00391535447531221">
            <text:p>-0,0039153545</text:p>
          </table:table-cell>
          <table:table-cell table:formula="of:=([.$F42]-[.H42])/[.H42]" office:value-type="float" office:value="0.00159178068405793">
            <text:p>0,0015917807</text:p>
          </table:table-cell>
          <table:table-cell table:formula="of:=([.$F42]-[.I42])/[.I42]" office:value-type="float" office:value="0.628244692822083">
            <text:p>0,6282446928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office:value-type="float" office:value="1140">
            <text:p>1140</text:p>
          </table:table-cell>
          <table:table-cell office:value-type="float" office:value="39531.684743">
            <text:p>39531,684743</text:p>
          </table:table-cell>
          <table:table-cell office:value-type="float" office:value="39467.245038">
            <text:p>39467,245038</text:p>
          </table:table-cell>
          <table:table-cell office:value-type="float" office:value="39353.521755">
            <text:p>39353,521755</text:p>
          </table:table-cell>
          <table:table-cell office:value-type="float" office:value="23238.935653">
            <text:p>23238,935653</text:p>
          </table:table-cell>
          <table:table-cell office:value-type="float" office:value="1140">
            <text:p>1140</text:p>
          </table:table-cell>
          <table:table-cell table:formula="of:=([.$F43]-[.G43])/[.G43]" office:value-type="float" office:value="0.00163273886834394">
            <text:p>0,0016327389</text:p>
          </table:table-cell>
          <table:table-cell table:formula="of:=([.$F43]-[.H43])/[.H43]" office:value-type="float" office:value="0.00452724381591999">
            <text:p>0,0045272438</text:p>
          </table:table-cell>
          <table:table-cell table:formula="of:=([.$F43]-[.I43])/[.I43]" office:value-type="float" office:value="0.701097043912883">
            <text:p>0,7010970439</text:p>
          </table:table-cell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office:value-type="float" office:value="1170">
            <text:p>1170</text:p>
          </table:table-cell>
          <table:table-cell office:value-type="float" office:value="40191.679074">
            <text:p>40191,679074</text:p>
          </table:table-cell>
          <table:table-cell office:value-type="float" office:value="39928.979652">
            <text:p>39928,979652</text:p>
          </table:table-cell>
          <table:table-cell office:value-type="float" office:value="39714.315506">
            <text:p>39714,315506</text:p>
          </table:table-cell>
          <table:table-cell office:value-type="float" office:value="23662.275549">
            <text:p>23662,275549</text:p>
          </table:table-cell>
          <table:table-cell office:value-type="float" office:value="1170">
            <text:p>1170</text:p>
          </table:table-cell>
          <table:table-cell table:formula="of:=([.$F44]-[.G44])/[.G44]" office:value-type="float" office:value="0.00657916691810179">
            <text:p>0,0065791669</text:p>
          </table:table-cell>
          <table:table-cell table:formula="of:=([.$F44]-[.H44])/[.H44]" office:value-type="float" office:value="0.0120199369400659">
            <text:p>0,0120199369</text:p>
          </table:table-cell>
          <table:table-cell table:formula="of:=([.$F44]-[.I44])/[.I44]" office:value-type="float" office:value="0.698555111099556">
            <text:p>0,6985551111</text:p>
          </table:table-cell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float" office:value="1200">
            <text:p>1200</text:p>
          </table:table-cell>
          <table:table-cell office:value-type="float" office:value="39723.887495">
            <text:p>39723,887495</text:p>
          </table:table-cell>
          <table:table-cell office:value-type="float" office:value="40237.690728">
            <text:p>40237,690728</text:p>
          </table:table-cell>
          <table:table-cell office:value-type="float" office:value="39958.558215">
            <text:p>39958,558215</text:p>
          </table:table-cell>
          <table:table-cell office:value-type="float" office:value="24761.543443">
            <text:p>24761,543443</text:p>
          </table:table-cell>
          <table:table-cell office:value-type="float" office:value="1200">
            <text:p>1200</text:p>
          </table:table-cell>
          <table:table-cell table:formula="of:=([.$F45]-[.G45])/[.G45]" office:value-type="float" office:value="-0.0127692027972784">
            <text:p>-0,0127692028</text:p>
          </table:table-cell>
          <table:table-cell table:formula="of:=([.$F45]-[.H45])/[.H45]" office:value-type="float" office:value="-0.00587285253730456">
            <text:p>-0,0058728525</text:p>
          </table:table-cell>
          <table:table-cell table:formula="of:=([.$F45]-[.I45])/[.I45]" office:value-type="float" office:value="0.604257326949052">
            <text:p>0,6042573269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office:value-type="float" office:value="1230">
            <text:p>1230</text:p>
          </table:table-cell>
          <table:table-cell office:value-type="float" office:value="40326.30389">
            <text:p>40326,30389</text:p>
          </table:table-cell>
          <table:table-cell office:value-type="float" office:value="40147.68349">
            <text:p>40147,68349</text:p>
          </table:table-cell>
          <table:table-cell office:value-type="float" office:value="40162.551262">
            <text:p>40162,551262</text:p>
          </table:table-cell>
          <table:table-cell office:value-type="float" office:value="24352.581">
            <text:p>24352,581</text:p>
          </table:table-cell>
          <table:table-cell office:value-type="float" office:value="1230">
            <text:p>1230</text:p>
          </table:table-cell>
          <table:table-cell table:formula="of:=([.$F46]-[.G46])/[.G46]" office:value-type="float" office:value="0.00444908359518403">
            <text:p>0,0044490836</text:p>
          </table:table-cell>
          <table:table-cell table:formula="of:=([.$F46]-[.H46])/[.H46]" office:value-type="float" office:value="0.00407724666024734">
            <text:p>0,0040772467</text:p>
          </table:table-cell>
          <table:table-cell table:formula="of:=([.$F46]-[.I46])/[.I46]" office:value-type="float" office:value="0.655935520345872">
            <text:p>0,6559355203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1260">
            <text:p>1260</text:p>
          </table:table-cell>
          <table:table-cell office:value-type="float" office:value="40147.349385">
            <text:p>40147,349385</text:p>
          </table:table-cell>
          <table:table-cell office:value-type="float" office:value="39748.105679">
            <text:p>39748,105679</text:p>
          </table:table-cell>
          <table:table-cell office:value-type="float" office:value="39385.84906">
            <text:p>39385,84906</text:p>
          </table:table-cell>
          <table:table-cell office:value-type="float" office:value="23912.138648">
            <text:p>23912,138648</text:p>
          </table:table-cell>
          <table:table-cell office:value-type="float" office:value="1260">
            <text:p>1260</text:p>
          </table:table-cell>
          <table:table-cell table:formula="of:=([.$F47]-[.G47])/[.G47]" office:value-type="float" office:value="0.0100443454896753">
            <text:p>0,0100443455</text:p>
          </table:table-cell>
          <table:table-cell table:formula="of:=([.$F47]-[.H47])/[.H47]" office:value-type="float" office:value="0.0193343635639272">
            <text:p>0,0193343636</text:p>
          </table:table-cell>
          <table:table-cell table:formula="of:=([.$F47]-[.I47])/[.I47]" office:value-type="float" office:value="0.678952684910009">
            <text:p>0,6789526849</text:p>
          </table:table-cell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office:value-type="float" office:value="1290">
            <text:p>1290</text:p>
          </table:table-cell>
          <table:table-cell office:value-type="float" office:value="40324.393823">
            <text:p>40324,393823</text:p>
          </table:table-cell>
          <table:table-cell office:value-type="float" office:value="40410.640679">
            <text:p>40410,640679</text:p>
          </table:table-cell>
          <table:table-cell office:value-type="float" office:value="40250.097648">
            <text:p>40250,097648</text:p>
          </table:table-cell>
          <table:table-cell office:value-type="float" office:value="23379.237362">
            <text:p>23379,237362</text:p>
          </table:table-cell>
          <table:table-cell office:value-type="float" office:value="1290">
            <text:p>1290</text:p>
          </table:table-cell>
          <table:table-cell table:formula="of:=([.$F48]-[.G48])/[.G48]" office:value-type="float" office:value="-0.0021342610399349">
            <text:p>-0,002134261</text:p>
          </table:table-cell>
          <table:table-cell table:formula="of:=([.$F48]-[.H48])/[.H48]" office:value-type="float" office:value="0.00184586322373028">
            <text:p>0,0018458632</text:p>
          </table:table-cell>
          <table:table-cell table:formula="of:=([.$F48]-[.I48])/[.I48]" office:value-type="float" office:value="0.724795090559379">
            <text:p>0,7247950906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office:value-type="float" office:value="1320">
            <text:p>1320</text:p>
          </table:table-cell>
          <table:table-cell office:value-type="float" office:value="40119.680915">
            <text:p>40119,680915</text:p>
          </table:table-cell>
          <table:table-cell office:value-type="float" office:value="40088.09681">
            <text:p>40088,09681</text:p>
          </table:table-cell>
          <table:table-cell office:value-type="float" office:value="39994.835711">
            <text:p>39994,835711</text:p>
          </table:table-cell>
          <table:table-cell office:value-type="float" office:value="23341.25232">
            <text:p>23341,25232</text:p>
          </table:table-cell>
          <table:table-cell office:value-type="float" office:value="1320">
            <text:p>1320</text:p>
          </table:table-cell>
          <table:table-cell table:formula="of:=([.$F49]-[.G49])/[.G49]" office:value-type="float" office:value="0.000787867409862066">
            <text:p>0,0007878674</text:p>
          </table:table-cell>
          <table:table-cell table:formula="of:=([.$F49]-[.H49])/[.H49]" office:value-type="float" office:value="0.00312153311247783">
            <text:p>0,0031215331</text:p>
          </table:table-cell>
          <table:table-cell table:formula="of:=([.$F49]-[.I49])/[.I49]" office:value-type="float" office:value="0.718831550465841">
            <text:p>0,7188315505</text:p>
          </table:table-cell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office:value-type="float" office:value="1350">
            <text:p>1350</text:p>
          </table:table-cell>
          <table:table-cell office:value-type="float" office:value="40797.073446">
            <text:p>40797,073446</text:p>
          </table:table-cell>
          <table:table-cell office:value-type="float" office:value="40100.384398">
            <text:p>40100,384398</text:p>
          </table:table-cell>
          <table:table-cell office:value-type="float" office:value="39803.904393">
            <text:p>39803,904393</text:p>
          </table:table-cell>
          <table:table-cell office:value-type="float" office:value="24680.017709">
            <text:p>24680,017709</text:p>
          </table:table-cell>
          <table:table-cell office:value-type="float" office:value="1350">
            <text:p>1350</text:p>
          </table:table-cell>
          <table:table-cell table:formula="of:=([.$F50]-[.G50])/[.G50]" office:value-type="float" office:value="0.0173736251773873">
            <text:p>0,0173736252</text:p>
          </table:table-cell>
          <table:table-cell table:formula="of:=([.$F50]-[.H50])/[.H50]" office:value-type="float" office:value="0.0249515485514699">
            <text:p>0,0249515486</text:p>
          </table:table-cell>
          <table:table-cell table:formula="of:=([.$F50]-[.I50])/[.I50]" office:value-type="float" office:value="0.653040687694589">
            <text:p>0,6530406877</text:p>
          </table:table-cell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office:value-type="float" office:value="1380">
            <text:p>1380</text:p>
          </table:table-cell>
          <table:table-cell office:value-type="float" office:value="40446.917966">
            <text:p>40446,917966</text:p>
          </table:table-cell>
          <table:table-cell office:value-type="float" office:value="40163.370883">
            <text:p>40163,370883</text:p>
          </table:table-cell>
          <table:table-cell office:value-type="float" office:value="40211.799172">
            <text:p>40211,799172</text:p>
          </table:table-cell>
          <table:table-cell office:value-type="float" office:value="23708.748277">
            <text:p>23708,748277</text:p>
          </table:table-cell>
          <table:table-cell office:value-type="float" office:value="1380">
            <text:p>1380</text:p>
          </table:table-cell>
          <table:table-cell table:formula="of:=([.$F51]-[.G51])/[.G51]" office:value-type="float" office:value="0.00705984275637618">
            <text:p>0,0070598428</text:p>
          </table:table-cell>
          <table:table-cell table:formula="of:=([.$F51]-[.H51])/[.H51]" office:value-type="float" office:value="0.00584701005280356">
            <text:p>0,0058470101</text:p>
          </table:table-cell>
          <table:table-cell table:formula="of:=([.$F51]-[.I51])/[.I51]" office:value-type="float" office:value="0.70599128614638">
            <text:p>0,7059912861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1410">
            <text:p>1410</text:p>
          </table:table-cell>
          <table:table-cell office:value-type="float" office:value="39855.656298">
            <text:p>39855,656298</text:p>
          </table:table-cell>
          <table:table-cell office:value-type="float" office:value="39933.491763">
            <text:p>39933,491763</text:p>
          </table:table-cell>
          <table:table-cell office:value-type="float" office:value="40250.796174">
            <text:p>40250,796174</text:p>
          </table:table-cell>
          <table:table-cell office:value-type="float" office:value="23930.922724">
            <text:p>23930,922724</text:p>
          </table:table-cell>
          <table:table-cell office:value-type="float" office:value="1410">
            <text:p>1410</text:p>
          </table:table-cell>
          <table:table-cell table:formula="of:=([.$F52]-[.G52])/[.G52]" office:value-type="float" office:value="-0.00194912745076087">
            <text:p>-0,0019491275</text:p>
          </table:table-cell>
          <table:table-cell table:formula="of:=([.$F52]-[.H52])/[.H52]" office:value-type="float" office:value="-0.00981694559014069">
            <text:p>-0,0098169456</text:p>
          </table:table-cell>
          <table:table-cell table:formula="of:=([.$F52]-[.I52])/[.I52]" office:value-type="float" office:value="0.665445865070188">
            <text:p>0,6654458651</text:p>
          </table:table-cell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1440">
            <text:p>1440</text:p>
          </table:table-cell>
          <table:table-cell office:value-type="float" office:value="40643.593893">
            <text:p>40643,593893</text:p>
          </table:table-cell>
          <table:table-cell office:value-type="float" office:value="40798.724284">
            <text:p>40798,724284</text:p>
          </table:table-cell>
          <table:table-cell office:value-type="float" office:value="40383.372933">
            <text:p>40383,372933</text:p>
          </table:table-cell>
          <table:table-cell office:value-type="float" office:value="24435.225147">
            <text:p>24435,225147</text:p>
          </table:table-cell>
          <table:table-cell office:value-type="float" office:value="1440">
            <text:p>1440</text:p>
          </table:table-cell>
          <table:table-cell table:formula="of:=([.$F53]-[.G53])/[.G53]" office:value-type="float" office:value="-0.00380233435536227">
            <text:p>-0,0038023344</text:p>
          </table:table-cell>
          <table:table-cell table:formula="of:=([.$F53]-[.H53])/[.H53]" office:value-type="float" office:value="0.00644376487401711">
            <text:p>0,0064437649</text:p>
          </table:table-cell>
          <table:table-cell table:formula="of:=([.$F53]-[.I53])/[.I53]" office:value-type="float" office:value="0.663319803623334">
            <text:p>0,6633198036</text:p>
          </table:table-cell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office:value-type="float" office:value="1470">
            <text:p>1470</text:p>
          </table:table-cell>
          <table:table-cell office:value-type="float" office:value="39896.485794">
            <text:p>39896,485794</text:p>
          </table:table-cell>
          <table:table-cell office:value-type="float" office:value="39971.100729">
            <text:p>39971,100729</text:p>
          </table:table-cell>
          <table:table-cell office:value-type="float" office:value="40178.973407">
            <text:p>40178,973407</text:p>
          </table:table-cell>
          <table:table-cell office:value-type="float" office:value="23968.819899">
            <text:p>23968,819899</text:p>
          </table:table-cell>
          <table:table-cell office:value-type="float" office:value="1470">
            <text:p>1470</text:p>
          </table:table-cell>
          <table:table-cell table:formula="of:=([.$F54]-[.G54])/[.G54]" office:value-type="float" office:value="-0.00186672204765837">
            <text:p>-0,001866722</text:p>
          </table:table-cell>
          <table:table-cell table:formula="of:=([.$F54]-[.H54])/[.H54]" office:value-type="float" office:value="-0.00703073247139715">
            <text:p>-0,0070307325</text:p>
          </table:table-cell>
          <table:table-cell table:formula="of:=([.$F54]-[.I54])/[.I54]" office:value-type="float" office:value="0.664516065543324">
            <text:p>0,6645160655</text:p>
          </table:table-cell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office:value-type="float" office:value="1500">
            <text:p>1500</text:p>
          </table:table-cell>
          <table:table-cell office:value-type="float" office:value="40536.251283">
            <text:p>40536,251283</text:p>
          </table:table-cell>
          <table:table-cell office:value-type="float" office:value="39959.807815">
            <text:p>39959,807815</text:p>
          </table:table-cell>
          <table:table-cell office:value-type="float" office:value="39812.430595">
            <text:p>39812,430595</text:p>
          </table:table-cell>
          <table:table-cell office:value-type="float" office:value="24070.131389">
            <text:p>24070,131389</text:p>
          </table:table-cell>
          <table:table-cell office:value-type="float" office:value="1500">
            <text:p>1500</text:p>
          </table:table-cell>
          <table:table-cell table:formula="of:=([.$F55]-[.G55])/[.G55]" office:value-type="float" office:value="0.014425581591101">
            <text:p>0,0144255816</text:p>
          </table:table-cell>
          <table:table-cell table:formula="of:=([.$F55]-[.H55])/[.H55]" office:value-type="float" office:value="0.0181807711104909">
            <text:p>0,0181807711</text:p>
          </table:table-cell>
          <table:table-cell table:formula="of:=([.$F55]-[.I55])/[.I55]" office:value-type="float" office:value="0.684089323314828">
            <text:p>0,6840893233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float" office:value="1530">
            <text:p>1530</text:p>
          </table:table-cell>
          <table:table-cell office:value-type="float" office:value="39899.046661">
            <text:p>39899,046661</text:p>
          </table:table-cell>
          <table:table-cell office:value-type="float" office:value="40107.439697">
            <text:p>40107,439697</text:p>
          </table:table-cell>
          <table:table-cell office:value-type="float" office:value="40770.566033">
            <text:p>40770,566033</text:p>
          </table:table-cell>
          <table:table-cell office:value-type="float" office:value="24437.994336">
            <text:p>24437,994336</text:p>
          </table:table-cell>
          <table:table-cell office:value-type="float" office:value="1530">
            <text:p>1530</text:p>
          </table:table-cell>
          <table:table-cell table:formula="of:=([.$F56]-[.G56])/[.G56]" office:value-type="float" office:value="-0.00519586983298734">
            <text:p>-0,0051958698</text:p>
          </table:table-cell>
          <table:table-cell table:formula="of:=([.$F56]-[.H56])/[.H56]" office:value-type="float" office:value="-0.0213761901489076">
            <text:p>-0,0213761901</text:p>
          </table:table-cell>
          <table:table-cell table:formula="of:=([.$F56]-[.I56])/[.I56]" office:value-type="float" office:value="0.632664535085192">
            <text:p>0,6326645351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1560">
            <text:p>1560</text:p>
          </table:table-cell>
          <table:table-cell office:value-type="float" office:value="39549.070064">
            <text:p>39549,070064</text:p>
          </table:table-cell>
          <table:table-cell office:value-type="float" office:value="39836.682942">
            <text:p>39836,682942</text:p>
          </table:table-cell>
          <table:table-cell office:value-type="float" office:value="39568.631868">
            <text:p>39568,631868</text:p>
          </table:table-cell>
          <table:table-cell office:value-type="float" office:value="23399.592016">
            <text:p>23399,592016</text:p>
          </table:table-cell>
          <table:table-cell office:value-type="float" office:value="1560">
            <text:p>1560</text:p>
          </table:table-cell>
          <table:table-cell table:formula="of:=([.$F57]-[.G57])/[.G57]" office:value-type="float" office:value="-0.00721979986181953">
            <text:p>-0,0072197999</text:p>
          </table:table-cell>
          <table:table-cell table:formula="of:=([.$F57]-[.H57])/[.H57]" office:value-type="float" office:value="-0.000494376557300614">
            <text:p>-0,0004943766</text:p>
          </table:table-cell>
          <table:table-cell table:formula="of:=([.$F57]-[.I57])/[.I57]" office:value-type="float" office:value="0.690160667628625">
            <text:p>0,6901606676</text:p>
          </table:table-cell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office:value-type="float" office:value="1590">
            <text:p>1590</text:p>
          </table:table-cell>
          <table:table-cell office:value-type="float" office:value="40193.61205">
            <text:p>40193,61205</text:p>
          </table:table-cell>
          <table:table-cell office:value-type="float" office:value="39682.042236">
            <text:p>39682,042236</text:p>
          </table:table-cell>
          <table:table-cell office:value-type="float" office:value="39819.068569">
            <text:p>39819,068569</text:p>
          </table:table-cell>
          <table:table-cell office:value-type="float" office:value="22387.511438">
            <text:p>22387,511438</text:p>
          </table:table-cell>
          <table:table-cell office:value-type="float" office:value="1590">
            <text:p>1590</text:p>
          </table:table-cell>
          <table:table-cell table:formula="of:=([.$F58]-[.G58])/[.G58]" office:value-type="float" office:value="0.0128917209189375">
            <text:p>0,0128917209</text:p>
          </table:table-cell>
          <table:table-cell table:formula="of:=([.$F58]-[.H58])/[.H58]" office:value-type="float" office:value="0.00940613365556197">
            <text:p>0,0094061337</text:p>
          </table:table-cell>
          <table:table-cell table:formula="of:=([.$F58]-[.I58])/[.I58]" office:value-type="float" office:value="0.795358638288683">
            <text:p>0,7953586383</text:p>
          </table:table-cell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float" office:value="1620">
            <text:p>1620</text:p>
          </table:table-cell>
          <table:table-cell office:value-type="float" office:value="39902.26598">
            <text:p>39902,26598</text:p>
          </table:table-cell>
          <table:table-cell office:value-type="float" office:value="39595.591667">
            <text:p>39595,591667</text:p>
          </table:table-cell>
          <table:table-cell office:value-type="float" office:value="39736.400223">
            <text:p>39736,400223</text:p>
          </table:table-cell>
          <table:table-cell office:value-type="float" office:value="22376.131288">
            <text:p>22376,131288</text:p>
          </table:table-cell>
          <table:table-cell office:value-type="float" office:value="1620">
            <text:p>1620</text:p>
          </table:table-cell>
          <table:table-cell table:formula="of:=([.$F59]-[.G59])/[.G59]" office:value-type="float" office:value="0.00774516303681317">
            <text:p>0,007745163</text:p>
          </table:table-cell>
          <table:table-cell table:formula="of:=([.$F59]-[.H59])/[.H59]" office:value-type="float" office:value="0.00417415156051287">
            <text:p>0,0041741516</text:p>
          </table:table-cell>
          <table:table-cell table:formula="of:=([.$F59]-[.I59])/[.I59]" office:value-type="float" office:value="0.78325133448779">
            <text:p>0,7832513345</text:p>
          </table:table-cell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office:value-type="float" office:value="1650">
            <text:p>1650</text:p>
          </table:table-cell>
          <table:table-cell office:value-type="float" office:value="39403.447407">
            <text:p>39403,447407</text:p>
          </table:table-cell>
          <table:table-cell office:value-type="float" office:value="39484.479939">
            <text:p>39484,479939</text:p>
          </table:table-cell>
          <table:table-cell office:value-type="float" office:value="39862.703514">
            <text:p>39862,703514</text:p>
          </table:table-cell>
          <table:table-cell office:value-type="float" office:value="23414.963182">
            <text:p>23414,963182</text:p>
          </table:table-cell>
          <table:table-cell office:value-type="float" office:value="1650">
            <text:p>1650</text:p>
          </table:table-cell>
          <table:table-cell table:formula="of:=([.$F60]-[.G60])/[.G60]" office:value-type="float" office:value="-0.002052262866959">
            <text:p>-0,0020522629</text:p>
          </table:table-cell>
          <table:table-cell table:formula="of:=([.$F60]-[.H60])/[.H60]" office:value-type="float" office:value="-0.011520947314542">
            <text:p>-0,0115209473</text:p>
          </table:table-cell>
          <table:table-cell table:formula="of:=([.$F60]-[.I60])/[.I60]" office:value-type="float" office:value="0.682831918236411">
            <text:p>0,6828319182</text:p>
          </table:table-cell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office:value-type="float" office:value="1680">
            <text:p>1680</text:p>
          </table:table-cell>
          <table:table-cell office:value-type="float" office:value="39818.398796">
            <text:p>39818,398796</text:p>
          </table:table-cell>
          <table:table-cell office:value-type="float" office:value="39807.231035">
            <text:p>39807,231035</text:p>
          </table:table-cell>
          <table:table-cell office:value-type="float" office:value="39700.579688">
            <text:p>39700,579688</text:p>
          </table:table-cell>
          <table:table-cell office:value-type="float" office:value="23181.176024">
            <text:p>23181,176024</text:p>
          </table:table-cell>
          <table:table-cell office:value-type="float" office:value="1680">
            <text:p>1680</text:p>
          </table:table-cell>
          <table:table-cell table:formula="of:=([.$F61]-[.G61])/[.G61]" office:value-type="float" office:value="0.000280546039240588">
            <text:p>0,000280546</text:p>
          </table:table-cell>
          <table:table-cell table:formula="of:=([.$F61]-[.H61])/[.H61]" office:value-type="float" office:value="0.0029676923844922">
            <text:p>0,0029676924</text:p>
          </table:table-cell>
          <table:table-cell table:formula="of:=([.$F61]-[.I61])/[.I61]" office:value-type="float" office:value="0.717704000641516">
            <text:p>0,7177040006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1710">
            <text:p>1710</text:p>
          </table:table-cell>
          <table:table-cell office:value-type="float" office:value="40059.296284">
            <text:p>40059,296284</text:p>
          </table:table-cell>
          <table:table-cell office:value-type="float" office:value="40055.502921">
            <text:p>40055,502921</text:p>
          </table:table-cell>
          <table:table-cell office:value-type="float" office:value="38994.668897">
            <text:p>38994,668897</text:p>
          </table:table-cell>
          <table:table-cell office:value-type="float" office:value="23495.61424">
            <text:p>23495,61424</text:p>
          </table:table-cell>
          <table:table-cell office:value-type="float" office:value="1710">
            <text:p>1710</text:p>
          </table:table-cell>
          <table:table-cell table:formula="of:=([.$F62]-[.G62])/[.G62]" office:value-type="float" office:value="0.0000947026681322303">
            <text:p>9,47026681322303E-005</text:p>
          </table:table-cell>
          <table:table-cell table:formula="of:=([.$F62]-[.H62])/[.H62]" office:value-type="float" office:value="0.0273018701559458">
            <text:p>0,0273018702</text:p>
          </table:table-cell>
          <table:table-cell table:formula="of:=([.$F62]-[.I62])/[.I62]" office:value-type="float" office:value="0.704969100820579">
            <text:p>0,7049691008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1740">
            <text:p>1740</text:p>
          </table:table-cell>
          <table:table-cell office:value-type="float" office:value="40054.95207">
            <text:p>40054,95207</text:p>
          </table:table-cell>
          <table:table-cell office:value-type="float" office:value="39801.026547">
            <text:p>39801,026547</text:p>
          </table:table-cell>
          <table:table-cell office:value-type="float" office:value="39592.911347">
            <text:p>39592,911347</text:p>
          </table:table-cell>
          <table:table-cell office:value-type="float" office:value="23174.372155">
            <text:p>23174,372155</text:p>
          </table:table-cell>
          <table:table-cell office:value-type="float" office:value="1740">
            <text:p>1740</text:p>
          </table:table-cell>
          <table:table-cell table:formula="of:=([.$F63]-[.G63])/[.G63]" office:value-type="float" office:value="0.00637987371255724">
            <text:p>0,0063798737</text:p>
          </table:table-cell>
          <table:table-cell table:formula="of:=([.$F63]-[.H63])/[.H63]" office:value-type="float" office:value="0.0116697839911439">
            <text:p>0,011669784</text:p>
          </table:table-cell>
          <table:table-cell table:formula="of:=([.$F63]-[.I63])/[.I63]" office:value-type="float" office:value="0.728415846698911">
            <text:p>0,7284158467</text:p>
          </table:table-cell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office:value-type="float" office:value="1770">
            <text:p>1770</text:p>
          </table:table-cell>
          <table:table-cell office:value-type="float" office:value="40261.043623">
            <text:p>40261,043623</text:p>
          </table:table-cell>
          <table:table-cell office:value-type="float" office:value="39328.093162">
            <text:p>39328,093162</text:p>
          </table:table-cell>
          <table:table-cell office:value-type="float" office:value="39640.192821">
            <text:p>39640,192821</text:p>
          </table:table-cell>
          <table:table-cell office:value-type="float" office:value="23236.038737">
            <text:p>23236,038737</text:p>
          </table:table-cell>
          <table:table-cell office:value-type="float" office:value="1770">
            <text:p>1770</text:p>
          </table:table-cell>
          <table:table-cell table:formula="of:=([.$F64]-[.G64])/[.G64]" office:value-type="float" office:value="0.0237222399051232">
            <text:p>0,0237222399</text:p>
          </table:table-cell>
          <table:table-cell table:formula="of:=([.$F64]-[.H64])/[.H64]" office:value-type="float" office:value="0.015662153935616">
            <text:p>0,0156621539</text:p>
          </table:table-cell>
          <table:table-cell table:formula="of:=([.$F64]-[.I64])/[.I64]" office:value-type="float" office:value="0.732698248556892">
            <text:p>0,7326982486</text:p>
          </table:table-cell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float" office:value="1800">
            <text:p>1800</text:p>
          </table:table-cell>
          <table:table-cell office:value-type="float" office:value="40018.252373">
            <text:p>40018,252373</text:p>
          </table:table-cell>
          <table:table-cell office:value-type="float" office:value="39488.328057">
            <text:p>39488,328057</text:p>
          </table:table-cell>
          <table:table-cell office:value-type="float" office:value="38986.829731">
            <text:p>38986,829731</text:p>
          </table:table-cell>
          <table:table-cell office:value-type="float" office:value="22628.872861">
            <text:p>22628,872861</text:p>
          </table:table-cell>
          <table:table-cell office:value-type="float" office:value="1800">
            <text:p>1800</text:p>
          </table:table-cell>
          <table:table-cell table:formula="of:=([.$F65]-[.G65])/[.G65]" office:value-type="float" office:value="0.0134197709063569">
            <text:p>0,0134197709</text:p>
          </table:table-cell>
          <table:table-cell table:formula="of:=([.$F65]-[.H65])/[.H65]" office:value-type="float" office:value="0.0264556684684695">
            <text:p>0,0264556685</text:p>
          </table:table-cell>
          <table:table-cell table:formula="of:=([.$F65]-[.I65])/[.I65]" office:value-type="float" office:value="0.768459817632806">
            <text:p>0,7684598176</text:p>
          </table:table-cell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1830">
            <text:p>1830</text:p>
          </table:table-cell>
          <table:table-cell office:value-type="float" office:value="39168.44561">
            <text:p>39168,44561</text:p>
          </table:table-cell>
          <table:table-cell office:value-type="float" office:value="39560.215412">
            <text:p>39560,215412</text:p>
          </table:table-cell>
          <table:table-cell office:value-type="float" office:value="39981.611734">
            <text:p>39981,611734</text:p>
          </table:table-cell>
          <table:table-cell office:value-type="float" office:value="22993.004368">
            <text:p>22993,004368</text:p>
          </table:table-cell>
          <table:table-cell office:value-type="float" office:value="1830">
            <text:p>1830</text:p>
          </table:table-cell>
          <table:table-cell table:formula="of:=([.$F66]-[.G66])/[.G66]" office:value-type="float" office:value="-0.00990312610585932">
            <text:p>-0,0099031261</text:p>
          </table:table-cell>
          <table:table-cell table:formula="of:=([.$F66]-[.H66])/[.H66]" office:value-type="float" office:value="-0.0203385028450088">
            <text:p>-0,0203385028</text:p>
          </table:table-cell>
          <table:table-cell table:formula="of:=([.$F66]-[.I66])/[.I66]" office:value-type="float" office:value="0.703494027275174">
            <text:p>0,7034940273</text:p>
          </table:table-cell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1860">
            <text:p>1860</text:p>
          </table:table-cell>
          <table:table-cell office:value-type="float" office:value="39495.44157">
            <text:p>39495,44157</text:p>
          </table:table-cell>
          <table:table-cell office:value-type="float" office:value="39890.301987">
            <text:p>39890,301987</text:p>
          </table:table-cell>
          <table:table-cell office:value-type="float" office:value="39646.377559">
            <text:p>39646,377559</text:p>
          </table:table-cell>
          <table:table-cell office:value-type="float" office:value="22811.142193">
            <text:p>22811,142193</text:p>
          </table:table-cell>
          <table:table-cell office:value-type="float" office:value="1860">
            <text:p>1860</text:p>
          </table:table-cell>
          <table:table-cell table:formula="of:=([.$F67]-[.G67])/[.G67]" office:value-type="float" office:value="-0.00989865700010691">
            <text:p>-0,009898657</text:p>
          </table:table-cell>
          <table:table-cell table:formula="of:=([.$F67]-[.H67])/[.H67]" office:value-type="float" office:value="-0.00380705623799757">
            <text:p>-0,0038070562</text:p>
          </table:table-cell>
          <table:table-cell table:formula="of:=([.$F67]-[.I67])/[.I67]" office:value-type="float" office:value="0.731410081785377">
            <text:p>0,7314100818</text:p>
          </table:table-cell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float" office:value="1890">
            <text:p>1890</text:p>
          </table:table-cell>
          <table:table-cell office:value-type="float" office:value="40033.335792">
            <text:p>40033,335792</text:p>
          </table:table-cell>
          <table:table-cell office:value-type="float" office:value="39484.417881">
            <text:p>39484,417881</text:p>
          </table:table-cell>
          <table:table-cell office:value-type="float" office:value="39451.016531">
            <text:p>39451,016531</text:p>
          </table:table-cell>
          <table:table-cell office:value-type="float" office:value="21065.914578">
            <text:p>21065,914578</text:p>
          </table:table-cell>
          <table:table-cell office:value-type="float" office:value="1890">
            <text:p>1890</text:p>
          </table:table-cell>
          <table:table-cell table:formula="of:=([.$F68]-[.G68])/[.G68]" office:value-type="float" office:value="0.0139021401468891">
            <text:p>0,0139021401</text:p>
          </table:table-cell>
          <table:table-cell table:formula="of:=([.$F68]-[.H68])/[.H68]" office:value-type="float" office:value="0.014760564168034">
            <text:p>0,0147605642</text:p>
          </table:table-cell>
          <table:table-cell table:formula="of:=([.$F68]-[.I68])/[.I68]" office:value-type="float" office:value="0.900384416910551">
            <text:p>0,9003844169</text:p>
          </table:table-cell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float" office:value="1920">
            <text:p>1920</text:p>
          </table:table-cell>
          <table:table-cell office:value-type="float" office:value="39919.155307">
            <text:p>39919,155307</text:p>
          </table:table-cell>
          <table:table-cell office:value-type="float" office:value="39223.510577">
            <text:p>39223,510577</text:p>
          </table:table-cell>
          <table:table-cell office:value-type="float" office:value="39285.995826">
            <text:p>39285,995826</text:p>
          </table:table-cell>
          <table:table-cell office:value-type="float" office:value="22476.664402">
            <text:p>22476,664402</text:p>
          </table:table-cell>
          <table:table-cell office:value-type="float" office:value="1920">
            <text:p>1920</text:p>
          </table:table-cell>
          <table:table-cell table:formula="of:=([.$F69]-[.G69])/[.G69]" office:value-type="float" office:value="0.0177354020526636">
            <text:p>0,0177354021</text:p>
          </table:table-cell>
          <table:table-cell table:formula="of:=([.$F69]-[.H69])/[.H69]" office:value-type="float" office:value="0.0161166712892885">
            <text:p>0,0161166713</text:p>
          </table:table-cell>
          <table:table-cell table:formula="of:=([.$F69]-[.I69])/[.I69]" office:value-type="float" office:value="0.776026664501337">
            <text:p>0,7760266645</text:p>
          </table:table-cell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float" office:value="1950">
            <text:p>1950</text:p>
          </table:table-cell>
          <table:table-cell office:value-type="float" office:value="39547.078789">
            <text:p>39547,078789</text:p>
          </table:table-cell>
          <table:table-cell office:value-type="float" office:value="39115.234325">
            <text:p>39115,234325</text:p>
          </table:table-cell>
          <table:table-cell office:value-type="float" office:value="39597.93645">
            <text:p>39597,93645</text:p>
          </table:table-cell>
          <table:table-cell office:value-type="float" office:value="22558.769018">
            <text:p>22558,769018</text:p>
          </table:table-cell>
          <table:table-cell office:value-type="float" office:value="1950">
            <text:p>1950</text:p>
          </table:table-cell>
          <table:table-cell table:formula="of:=([.$F70]-[.G70])/[.G70]" office:value-type="float" office:value="0.0110403138688088">
            <text:p>0,0110403139</text:p>
          </table:table-cell>
          <table:table-cell table:formula="of:=([.$F70]-[.H70])/[.H70]" office:value-type="float" office:value="-0.00128435129603835">
            <text:p>-0,0012843513</text:p>
          </table:table-cell>
          <table:table-cell table:formula="of:=([.$F70]-[.I70])/[.I70]" office:value-type="float" office:value="0.753069006444667">
            <text:p>0,7530690064</text:p>
          </table:table-cell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1980">
            <text:p>1980</text:p>
          </table:table-cell>
          <table:table-cell office:value-type="float" office:value="39868.741389">
            <text:p>39868,741389</text:p>
          </table:table-cell>
          <table:table-cell office:value-type="float" office:value="38922.251712">
            <text:p>38922,251712</text:p>
          </table:table-cell>
          <table:table-cell office:value-type="float" office:value="39009.59695">
            <text:p>39009,59695</text:p>
          </table:table-cell>
          <table:table-cell office:value-type="float" office:value="22080.80269">
            <text:p>22080,80269</text:p>
          </table:table-cell>
          <table:table-cell office:value-type="float" office:value="1980">
            <text:p>1980</text:p>
          </table:table-cell>
          <table:table-cell table:formula="of:=([.$F71]-[.G71])/[.G71]" office:value-type="float" office:value="0.0243174440164312">
            <text:p>0,024317444</text:p>
          </table:table-cell>
          <table:table-cell table:formula="of:=([.$F71]-[.H71])/[.H71]" office:value-type="float" office:value="0.022023925038272">
            <text:p>0,022023925</text:p>
          </table:table-cell>
          <table:table-cell table:formula="of:=([.$F71]-[.I71])/[.I71]" office:value-type="float" office:value="0.805583879749799">
            <text:p>0,8055838797</text:p>
          </table:table-cell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2010">
            <text:p>2010</text:p>
          </table:table-cell>
          <table:table-cell office:value-type="float" office:value="39302.441959">
            <text:p>39302,441959</text:p>
          </table:table-cell>
          <table:table-cell office:value-type="float" office:value="39677.600493">
            <text:p>39677,600493</text:p>
          </table:table-cell>
          <table:table-cell office:value-type="float" office:value="39060.573229">
            <text:p>39060,573229</text:p>
          </table:table-cell>
          <table:table-cell office:value-type="float" office:value="22291.185216">
            <text:p>22291,185216</text:p>
          </table:table-cell>
          <table:table-cell office:value-type="float" office:value="2010">
            <text:p>2010</text:p>
          </table:table-cell>
          <table:table-cell table:formula="of:=([.$F72]-[.G72])/[.G72]" office:value-type="float" office:value="-0.00945517191913309">
            <text:p>-0,0094551719</text:p>
          </table:table-cell>
          <table:table-cell table:formula="of:=([.$F72]-[.H72])/[.H72]" office:value-type="float" office:value="0.00619214491763858">
            <text:p>0,0061921449</text:p>
          </table:table-cell>
          <table:table-cell table:formula="of:=([.$F72]-[.I72])/[.I72]" office:value-type="float" office:value="0.763138279914779">
            <text:p>0,7631382799</text:p>
          </table:table-cell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office:value-type="float" office:value="2040">
            <text:p>2040</text:p>
          </table:table-cell>
          <table:table-cell office:value-type="float" office:value="39579.985201">
            <text:p>39579,985201</text:p>
          </table:table-cell>
          <table:table-cell office:value-type="float" office:value="39718.843054">
            <text:p>39718,843054</text:p>
          </table:table-cell>
          <table:table-cell office:value-type="float" office:value="39180.875976">
            <text:p>39180,875976</text:p>
          </table:table-cell>
          <table:table-cell office:value-type="float" office:value="21197.26756">
            <text:p>21197,26756</text:p>
          </table:table-cell>
          <table:table-cell office:value-type="float" office:value="2040">
            <text:p>2040</text:p>
          </table:table-cell>
          <table:table-cell table:formula="of:=([.$F73]-[.G73])/[.G73]" office:value-type="float" office:value="-0.0034960195797045">
            <text:p>-0,0034960196</text:p>
          </table:table-cell>
          <table:table-cell table:formula="of:=([.$F73]-[.H73])/[.H73]" office:value-type="float" office:value="0.0101863272593617">
            <text:p>0,0101863273</text:p>
          </table:table-cell>
          <table:table-cell table:formula="of:=([.$F73]-[.I73])/[.I73]" office:value-type="float" office:value="0.867221097670572">
            <text:p>0,8672210977</text:p>
          </table:table-cell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office:value-type="float" office:value="2070">
            <text:p>2070</text:p>
          </table:table-cell>
          <table:table-cell office:value-type="float" office:value="39293.261296">
            <text:p>39293,261296</text:p>
          </table:table-cell>
          <table:table-cell office:value-type="float" office:value="39138.024286">
            <text:p>39138,024286</text:p>
          </table:table-cell>
          <table:table-cell office:value-type="float" office:value="39632.092726">
            <text:p>39632,092726</text:p>
          </table:table-cell>
          <table:table-cell office:value-type="float" office:value="22287.779429">
            <text:p>22287,779429</text:p>
          </table:table-cell>
          <table:table-cell office:value-type="float" office:value="2070">
            <text:p>2070</text:p>
          </table:table-cell>
          <table:table-cell table:formula="of:=([.$F74]-[.G74])/[.G74]" office:value-type="float" office:value="0.00396639873453006">
            <text:p>0,0039663987</text:p>
          </table:table-cell>
          <table:table-cell table:formula="of:=([.$F74]-[.H74])/[.H74]" office:value-type="float" office:value="-0.0085494206006871">
            <text:p>-0,0085494206</text:p>
          </table:table-cell>
          <table:table-cell table:formula="of:=([.$F74]-[.I74])/[.I74]" office:value-type="float" office:value="0.762995789740862">
            <text:p>0,7629957897</text:p>
          </table:table-cell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office:value-type="float" office:value="2100">
            <text:p>2100</text:p>
          </table:table-cell>
          <table:table-cell office:value-type="float" office:value="39402.312925">
            <text:p>39402,312925</text:p>
          </table:table-cell>
          <table:table-cell office:value-type="float" office:value="39111.758049">
            <text:p>39111,758049</text:p>
          </table:table-cell>
          <table:table-cell office:value-type="float" office:value="38928.183888">
            <text:p>38928,183888</text:p>
          </table:table-cell>
          <table:table-cell office:value-type="float" office:value="21926.376004">
            <text:p>21926,376004</text:p>
          </table:table-cell>
          <table:table-cell office:value-type="float" office:value="2100">
            <text:p>2100</text:p>
          </table:table-cell>
          <table:table-cell table:formula="of:=([.$F75]-[.G75])/[.G75]" office:value-type="float" office:value="0.00742883701714428">
            <text:p>0,007428837</text:p>
          </table:table-cell>
          <table:table-cell table:formula="of:=([.$F75]-[.H75])/[.H75]" office:value-type="float" office:value="0.012179582750742">
            <text:p>0,0121795828</text:p>
          </table:table-cell>
          <table:table-cell table:formula="of:=([.$F75]-[.I75])/[.I75]" office:value-type="float" office:value="0.797028059621521">
            <text:p>0,7970280596</text:p>
          </table:table-cell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2130">
            <text:p>2130</text:p>
          </table:table-cell>
          <table:table-cell office:value-type="float" office:value="39218.783985">
            <text:p>39218,783985</text:p>
          </table:table-cell>
          <table:table-cell office:value-type="float" office:value="38629.294557">
            <text:p>38629,294557</text:p>
          </table:table-cell>
          <table:table-cell office:value-type="float" office:value="39058.880761">
            <text:p>39058,880761</text:p>
          </table:table-cell>
          <table:table-cell office:value-type="float" office:value="22940.088789">
            <text:p>22940,088789</text:p>
          </table:table-cell>
          <table:table-cell office:value-type="float" office:value="2130">
            <text:p>2130</text:p>
          </table:table-cell>
          <table:table-cell table:formula="of:=([.$F76]-[.G76])/[.G76]" office:value-type="float" office:value="0.0152601654977202">
            <text:p>0,0152601655</text:p>
          </table:table-cell>
          <table:table-cell table:formula="of:=([.$F76]-[.H76])/[.H76]" office:value-type="float" office:value="0.00409390184471603">
            <text:p>0,0040939018</text:p>
          </table:table-cell>
          <table:table-cell table:formula="of:=([.$F76]-[.I76])/[.I76]" office:value-type="float" office:value="0.709617793798854">
            <text:p>0,7096177938</text:p>
          </table:table-cell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2160">
            <text:p>2160</text:p>
          </table:table-cell>
          <table:table-cell office:value-type="float" office:value="38927.159007">
            <text:p>38927,159007</text:p>
          </table:table-cell>
          <table:table-cell office:value-type="float" office:value="38775.932962">
            <text:p>38775,932962</text:p>
          </table:table-cell>
          <table:table-cell office:value-type="float" office:value="38459.06975">
            <text:p>38459,06975</text:p>
          </table:table-cell>
          <table:table-cell office:value-type="float" office:value="22759.821806">
            <text:p>22759,821806</text:p>
          </table:table-cell>
          <table:table-cell office:value-type="float" office:value="2160">
            <text:p>2160</text:p>
          </table:table-cell>
          <table:table-cell table:formula="of:=([.$F77]-[.G77])/[.G77]" office:value-type="float" office:value="0.0038999975873747">
            <text:p>0,0038999976</text:p>
          </table:table-cell>
          <table:table-cell table:formula="of:=([.$F77]-[.H77])/[.H77]" office:value-type="float" office:value="0.0121711019024323">
            <text:p>0,0121711019</text:p>
          </table:table-cell>
          <table:table-cell table:formula="of:=([.$F77]-[.I77])/[.I77]" office:value-type="float" office:value="0.710345508800861">
            <text:p>0,7103455088</text:p>
          </table:table-cell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office:value-type="float" office:value="2190">
            <text:p>2190</text:p>
          </table:table-cell>
          <table:table-cell office:value-type="float" office:value="39446.026753">
            <text:p>39446,026753</text:p>
          </table:table-cell>
          <table:table-cell office:value-type="float" office:value="38872.661292">
            <text:p>38872,661292</text:p>
          </table:table-cell>
          <table:table-cell office:value-type="float" office:value="39127.038723">
            <text:p>39127,038723</text:p>
          </table:table-cell>
          <table:table-cell office:value-type="float" office:value="22272.685841">
            <text:p>22272,685841</text:p>
          </table:table-cell>
          <table:table-cell office:value-type="float" office:value="2190">
            <text:p>2190</text:p>
          </table:table-cell>
          <table:table-cell table:formula="of:=([.$F78]-[.G78])/[.G78]" office:value-type="float" office:value="0.0147498381109811">
            <text:p>0,0147498381</text:p>
          </table:table-cell>
          <table:table-cell table:formula="of:=([.$F78]-[.H78])/[.H78]" office:value-type="float" office:value="0.00815262387369198">
            <text:p>0,0081526239</text:p>
          </table:table-cell>
          <table:table-cell table:formula="of:=([.$F78]-[.I78])/[.I78]" office:value-type="float" office:value="0.771049393620368">
            <text:p>0,7710493936</text:p>
          </table:table-cell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office:value-type="float" office:value="2220">
            <text:p>2220</text:p>
          </table:table-cell>
          <table:table-cell office:value-type="float" office:value="39251.894099">
            <text:p>39251,894099</text:p>
          </table:table-cell>
          <table:table-cell office:value-type="float" office:value="39095.979559">
            <text:p>39095,979559</text:p>
          </table:table-cell>
          <table:table-cell office:value-type="float" office:value="38741.922413">
            <text:p>38741,922413</text:p>
          </table:table-cell>
          <table:table-cell office:value-type="float" office:value="22077.532653">
            <text:p>22077,532653</text:p>
          </table:table-cell>
          <table:table-cell office:value-type="float" office:value="2220">
            <text:p>2220</text:p>
          </table:table-cell>
          <table:table-cell table:formula="of:=([.$F79]-[.G79])/[.G79]" office:value-type="float" office:value="0.00398799420704388">
            <text:p>0,0039879942</text:p>
          </table:table-cell>
          <table:table-cell table:formula="of:=([.$F79]-[.H79])/[.H79]" office:value-type="float" office:value="0.0131633035801258">
            <text:p>0,0131633036</text:p>
          </table:table-cell>
          <table:table-cell table:formula="of:=([.$F79]-[.I79])/[.I79]" office:value-type="float" office:value="0.777911269159249">
            <text:p>0,7779112692</text:p>
          </table:table-cell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office:value-type="float" office:value="2250">
            <text:p>2250</text:p>
          </table:table-cell>
          <table:table-cell office:value-type="float" office:value="39494.970009">
            <text:p>39494,970009</text:p>
          </table:table-cell>
          <table:table-cell office:value-type="float" office:value="39112.80938">
            <text:p>39112,80938</text:p>
          </table:table-cell>
          <table:table-cell office:value-type="float" office:value="38776.383488">
            <text:p>38776,383488</text:p>
          </table:table-cell>
          <table:table-cell office:value-type="float" office:value="21795.005203">
            <text:p>21795,005203</text:p>
          </table:table-cell>
          <table:table-cell office:value-type="float" office:value="2250">
            <text:p>2250</text:p>
          </table:table-cell>
          <table:table-cell table:formula="of:=([.$F80]-[.G80])/[.G80]" office:value-type="float" office:value="0.0097707281849054">
            <text:p>0,0097707282</text:p>
          </table:table-cell>
          <table:table-cell table:formula="of:=([.$F80]-[.H80])/[.H80]" office:value-type="float" office:value="0.0185315508142315">
            <text:p>0,0185315508</text:p>
          </table:table-cell>
          <table:table-cell table:formula="of:=([.$F80]-[.I80])/[.I80]" office:value-type="float" office:value="0.812111061279474">
            <text:p>0,8121110613</text:p>
          </table:table-cell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2280">
            <text:p>2280</text:p>
          </table:table-cell>
          <table:table-cell office:value-type="float" office:value="39210.604965">
            <text:p>39210,604965</text:p>
          </table:table-cell>
          <table:table-cell office:value-type="float" office:value="38837.997762">
            <text:p>38837,997762</text:p>
          </table:table-cell>
          <table:table-cell office:value-type="float" office:value="39114.777277">
            <text:p>39114,777277</text:p>
          </table:table-cell>
          <table:table-cell office:value-type="float" office:value="22092.472883">
            <text:p>22092,472883</text:p>
          </table:table-cell>
          <table:table-cell office:value-type="float" office:value="2280">
            <text:p>2280</text:p>
          </table:table-cell>
          <table:table-cell table:formula="of:=([.$F81]-[.G81])/[.G81]" office:value-type="float" office:value="0.00959388291032261">
            <text:p>0,0095938829</text:p>
          </table:table-cell>
          <table:table-cell table:formula="of:=([.$F81]-[.H81])/[.H81]" office:value-type="float" office:value="0.00244991010229644">
            <text:p>0,0024499101</text:p>
          </table:table-cell>
          <table:table-cell table:formula="of:=([.$F81]-[.I81])/[.I81]" office:value-type="float" office:value="0.774840017804086">
            <text:p>0,7748400178</text:p>
          </table:table-cell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2310">
            <text:p>2310</text:p>
          </table:table-cell>
          <table:table-cell office:value-type="float" office:value="38618.850791">
            <text:p>38618,850791</text:p>
          </table:table-cell>
          <table:table-cell office:value-type="float" office:value="38864.716916">
            <text:p>38864,716916</text:p>
          </table:table-cell>
          <table:table-cell office:value-type="float" office:value="40074.49885">
            <text:p>40074,49885</text:p>
          </table:table-cell>
          <table:table-cell office:value-type="float" office:value="22154.556652">
            <text:p>22154,556652</text:p>
          </table:table-cell>
          <table:table-cell office:value-type="float" office:value="2310">
            <text:p>2310</text:p>
          </table:table-cell>
          <table:table-cell table:formula="of:=([.$F82]-[.G82])/[.G82]" office:value-type="float" office:value="-0.00632620393277022">
            <text:p>-0,0063262039</text:p>
          </table:table-cell>
          <table:table-cell table:formula="of:=([.$F82]-[.H82])/[.H82]" office:value-type="float" office:value="-0.0363235499075993">
            <text:p>-0,0363235499</text:p>
          </table:table-cell>
          <table:table-cell table:formula="of:=([.$F82]-[.I82])/[.I82]" office:value-type="float" office:value="0.743156109942452">
            <text:p>0,7431561099</text:p>
          </table:table-cell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office:value-type="float" office:value="2340">
            <text:p>2340</text:p>
          </table:table-cell>
          <table:table-cell office:value-type="float" office:value="39392.947598">
            <text:p>39392,947598</text:p>
          </table:table-cell>
          <table:table-cell office:value-type="float" office:value="38834.753135">
            <text:p>38834,753135</text:p>
          </table:table-cell>
          <table:table-cell office:value-type="float" office:value="39386.417039">
            <text:p>39386,417039</text:p>
          </table:table-cell>
          <table:table-cell office:value-type="float" office:value="21615.305942">
            <text:p>21615,305942</text:p>
          </table:table-cell>
          <table:table-cell office:value-type="float" office:value="2340">
            <text:p>2340</text:p>
          </table:table-cell>
          <table:table-cell table:formula="of:=([.$F83]-[.G83])/[.G83]" office:value-type="float" office:value="0.0143735808248752">
            <text:p>0,0143735808</text:p>
          </table:table-cell>
          <table:table-cell table:formula="of:=([.$F83]-[.H83])/[.H83]" office:value-type="float" office:value="0.000165807389728607">
            <text:p>0,0001658074</text:p>
          </table:table-cell>
          <table:table-cell table:formula="of:=([.$F83]-[.I83])/[.I83]" office:value-type="float" office:value="0.822456166186241">
            <text:p>0,8224561662</text:p>
          </table:table-cell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 office:value-type="float" office:value="2370">
            <text:p>2370</text:p>
          </table:table-cell>
          <table:table-cell office:value-type="float" office:value="40067.312735">
            <text:p>40067,312735</text:p>
          </table:table-cell>
          <table:table-cell office:value-type="float" office:value="38366.736788">
            <text:p>38366,736788</text:p>
          </table:table-cell>
          <table:table-cell office:value-type="float" office:value="38966.502707">
            <text:p>38966,502707</text:p>
          </table:table-cell>
          <table:table-cell office:value-type="float" office:value="21839.761762">
            <text:p>21839,761762</text:p>
          </table:table-cell>
          <table:table-cell office:value-type="float" office:value="2370">
            <text:p>2370</text:p>
          </table:table-cell>
          <table:table-cell table:formula="of:=([.$F84]-[.G84])/[.G84]" office:value-type="float" office:value="0.0443242269051114">
            <text:p>0,0443242269</text:p>
          </table:table-cell>
          <table:table-cell table:formula="of:=([.$F84]-[.H84])/[.H84]" office:value-type="float" office:value="0.0282501623580976">
            <text:p>0,0282501624</text:p>
          </table:table-cell>
          <table:table-cell table:formula="of:=([.$F84]-[.I84])/[.I84]" office:value-type="float" office:value="0.83460392890892">
            <text:p>0,8346039289</text:p>
          </table:table-cell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office:value-type="float" office:value="2400">
            <text:p>2400</text:p>
          </table:table-cell>
          <table:table-cell office:value-type="float" office:value="38422.719054">
            <text:p>38422,719054</text:p>
          </table:table-cell>
          <table:table-cell office:value-type="float" office:value="38962.38759">
            <text:p>38962,38759</text:p>
          </table:table-cell>
          <table:table-cell office:value-type="float" office:value="38742.063549">
            <text:p>38742,063549</text:p>
          </table:table-cell>
          <table:table-cell office:value-type="float" office:value="22027.107248">
            <text:p>22027,107248</text:p>
          </table:table-cell>
          <table:table-cell office:value-type="float" office:value="2400">
            <text:p>2400</text:p>
          </table:table-cell>
          <table:table-cell table:formula="of:=([.$F85]-[.G85])/[.G85]" office:value-type="float" office:value="-0.0138510129738175">
            <text:p>-0,013851013</text:p>
          </table:table-cell>
          <table:table-cell table:formula="of:=([.$F85]-[.H85])/[.H85]" office:value-type="float" office:value="-0.00824283648691296">
            <text:p>-0,0082428365</text:p>
          </table:table-cell>
          <table:table-cell table:formula="of:=([.$F85]-[.I85])/[.I85]" office:value-type="float" office:value="0.744337947847813">
            <text:p>0,7443379478</text:p>
          </table:table-cell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office:value-type="float" office:value="2430">
            <text:p>2430</text:p>
          </table:table-cell>
          <table:table-cell office:value-type="float" office:value="39040.722766">
            <text:p>39040,722766</text:p>
          </table:table-cell>
          <table:table-cell office:value-type="float" office:value="38168.851013">
            <text:p>38168,851013</text:p>
          </table:table-cell>
          <table:table-cell office:value-type="float" office:value="39174.557389">
            <text:p>39174,557389</text:p>
          </table:table-cell>
          <table:table-cell office:value-type="float" office:value="21735.418124">
            <text:p>21735,418124</text:p>
          </table:table-cell>
          <table:table-cell office:value-type="float" office:value="2430">
            <text:p>2430</text:p>
          </table:table-cell>
          <table:table-cell table:formula="of:=([.$F86]-[.G86])/[.G86]" office:value-type="float" office:value="0.022842494072013">
            <text:p>0,0228424941</text:p>
          </table:table-cell>
          <table:table-cell table:formula="of:=([.$F86]-[.H86])/[.H86]" office:value-type="float" office:value="-0.00341636592523653">
            <text:p>-0,0034163659</text:p>
          </table:table-cell>
          <table:table-cell table:formula="of:=([.$F86]-[.I86])/[.I86]" office:value-type="float" office:value="0.79617997423715">
            <text:p>0,7961799742</text:p>
          </table:table-cell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2460">
            <text:p>2460</text:p>
          </table:table-cell>
          <table:table-cell office:value-type="float" office:value="39097.391463">
            <text:p>39097,391463</text:p>
          </table:table-cell>
          <table:table-cell office:value-type="float" office:value="37796.168723">
            <text:p>37796,168723</text:p>
          </table:table-cell>
          <table:table-cell office:value-type="float" office:value="39310.782393">
            <text:p>39310,782393</text:p>
          </table:table-cell>
          <table:table-cell office:value-type="float" office:value="21231.566467">
            <text:p>21231,566467</text:p>
          </table:table-cell>
          <table:table-cell office:value-type="float" office:value="2460">
            <text:p>2460</text:p>
          </table:table-cell>
          <table:table-cell table:formula="of:=([.$F87]-[.G87])/[.G87]" office:value-type="float" office:value="0.0344273714496403">
            <text:p>0,0344273714</text:p>
          </table:table-cell>
          <table:table-cell table:formula="of:=([.$F87]-[.H87])/[.H87]" office:value-type="float" office:value="-0.00542830534041977">
            <text:p>-0,0054283053</text:p>
          </table:table-cell>
          <table:table-cell table:formula="of:=([.$F87]-[.I87])/[.I87]" office:value-type="float" office:value="0.841474651612196">
            <text:p>0,8414746516</text:p>
          </table:table-cell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office:value-type="float" office:value="2490">
            <text:p>2490</text:p>
          </table:table-cell>
          <table:table-cell office:value-type="float" office:value="39391.449777">
            <text:p>39391,449777</text:p>
          </table:table-cell>
          <table:table-cell office:value-type="float" office:value="39343.222261">
            <text:p>39343,222261</text:p>
          </table:table-cell>
          <table:table-cell office:value-type="float" office:value="39413.151685">
            <text:p>39413,151685</text:p>
          </table:table-cell>
          <table:table-cell office:value-type="float" office:value="21592.331132">
            <text:p>21592,331132</text:p>
          </table:table-cell>
          <table:table-cell office:value-type="float" office:value="2490">
            <text:p>2490</text:p>
          </table:table-cell>
          <table:table-cell table:formula="of:=([.$F88]-[.G88])/[.G88]" office:value-type="float" office:value="0.00122581510177436">
            <text:p>0,0012258151</text:p>
          </table:table-cell>
          <table:table-cell table:formula="of:=([.$F88]-[.H88])/[.H88]" office:value-type="float" office:value="-0.000550626049229523">
            <text:p>-0,000550626</text:p>
          </table:table-cell>
          <table:table-cell table:formula="of:=([.$F88]-[.I88])/[.I88]" office:value-type="float" office:value="0.824325939436042">
            <text:p>0,8243259394</text:p>
          </table:table-cell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office:value-type="float" office:value="2520">
            <text:p>2520</text:p>
          </table:table-cell>
          <table:table-cell office:value-type="float" office:value="39531.889504">
            <text:p>39531,889504</text:p>
          </table:table-cell>
          <table:table-cell office:value-type="float" office:value="38996.229887">
            <text:p>38996,229887</text:p>
          </table:table-cell>
          <table:table-cell office:value-type="float" office:value="38430.003585">
            <text:p>38430,003585</text:p>
          </table:table-cell>
          <table:table-cell office:value-type="float" office:value="21413.058026">
            <text:p>21413,058026</text:p>
          </table:table-cell>
          <table:table-cell office:value-type="float" office:value="2520">
            <text:p>2520</text:p>
          </table:table-cell>
          <table:table-cell table:formula="of:=([.$F89]-[.G89])/[.G89]" office:value-type="float" office:value="0.0137361898458437">
            <text:p>0,0137361898</text:p>
          </table:table-cell>
          <table:table-cell table:formula="of:=([.$F89]-[.H89])/[.H89]" office:value-type="float" office:value="0.0286725427064516">
            <text:p>0,0286725427</text:p>
          </table:table-cell>
          <table:table-cell table:formula="of:=([.$F89]-[.I89])/[.I89]" office:value-type="float" office:value="0.846158052530372">
            <text:p>0,8461580525</text:p>
          </table:table-cell>
        </table:table-row>
        <table:table-row table:style-name="ro1">
          <table:table-cell table:number-columns-repeated="3"/>
          <table:table-cell office:value-type="float" office:value="83">
            <text:p>83</text:p>
          </table:table-cell>
          <table:table-cell office:value-type="float" office:value="2550">
            <text:p>2550</text:p>
          </table:table-cell>
          <table:table-cell office:value-type="float" office:value="39630.256492">
            <text:p>39630,256492</text:p>
          </table:table-cell>
          <table:table-cell office:value-type="float" office:value="39066.207949">
            <text:p>39066,207949</text:p>
          </table:table-cell>
          <table:table-cell office:value-type="float" office:value="39065.658181">
            <text:p>39065,658181</text:p>
          </table:table-cell>
          <table:table-cell office:value-type="float" office:value="21931.882278">
            <text:p>21931,882278</text:p>
          </table:table-cell>
          <table:table-cell office:value-type="float" office:value="2550">
            <text:p>2550</text:p>
          </table:table-cell>
          <table:table-cell table:formula="of:=([.$F90]-[.G90])/[.G90]" office:value-type="float" office:value="0.0144382721695525">
            <text:p>0,0144382722</text:p>
          </table:table-cell>
          <table:table-cell table:formula="of:=([.$F90]-[.H90])/[.H90]" office:value-type="float" office:value="0.0144525482812574">
            <text:p>0,0144525483</text:p>
          </table:table-cell>
          <table:table-cell table:formula="of:=([.$F90]-[.I90])/[.I90]" office:value-type="float" office:value="0.806970144635207">
            <text:p>0,8069701446</text:p>
          </table:table-cell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office:value-type="float" office:value="2580">
            <text:p>2580</text:p>
          </table:table-cell>
          <table:table-cell office:value-type="float" office:value="38696.257819">
            <text:p>38696,257819</text:p>
          </table:table-cell>
          <table:table-cell office:value-type="float" office:value="40019.151454">
            <text:p>40019,151454</text:p>
          </table:table-cell>
          <table:table-cell office:value-type="float" office:value="39072.581565">
            <text:p>39072,581565</text:p>
          </table:table-cell>
          <table:table-cell office:value-type="float" office:value="21549.370517">
            <text:p>21549,370517</text:p>
          </table:table-cell>
          <table:table-cell office:value-type="float" office:value="2580">
            <text:p>2580</text:p>
          </table:table-cell>
          <table:table-cell table:formula="of:=([.$F91]-[.G91])/[.G91]" office:value-type="float" office:value="-0.0330565138673817">
            <text:p>-0,0330565139</text:p>
          </table:table-cell>
          <table:table-cell table:formula="of:=([.$F91]-[.H91])/[.H91]" office:value-type="float" office:value="-0.00963140214766615">
            <text:p>-0,0096314021</text:p>
          </table:table-cell>
          <table:table-cell table:formula="of:=([.$F91]-[.I91])/[.I91]" office:value-type="float" office:value="0.795702467896826">
            <text:p>0,7957024679</text:p>
          </table:table-cell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2610">
            <text:p>2610</text:p>
          </table:table-cell>
          <table:table-cell office:value-type="float" office:value="38481.343902">
            <text:p>38481,343902</text:p>
          </table:table-cell>
          <table:table-cell office:value-type="float" office:value="39968.419998">
            <text:p>39968,419998</text:p>
          </table:table-cell>
          <table:table-cell office:value-type="float" office:value="38469.727469">
            <text:p>38469,727469</text:p>
          </table:table-cell>
          <table:table-cell office:value-type="float" office:value="21290.347852">
            <text:p>21290,347852</text:p>
          </table:table-cell>
          <table:table-cell office:value-type="float" office:value="2610">
            <text:p>2610</text:p>
          </table:table-cell>
          <table:table-cell table:formula="of:=([.$F92]-[.G92])/[.G92]" office:value-type="float" office:value="-0.0372062767573602">
            <text:p>-0,0372062768</text:p>
          </table:table-cell>
          <table:table-cell table:formula="of:=([.$F92]-[.H92])/[.H92]" office:value-type="float" office:value="0.000301962965798594">
            <text:p>0,000301963</text:p>
          </table:table-cell>
          <table:table-cell table:formula="of:=([.$F92]-[.I92])/[.I92]" office:value-type="float" office:value="0.807454916636559">
            <text:p>0,8074549166</text:p>
          </table:table-cell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office:value-type="float" office:value="2640">
            <text:p>2640</text:p>
          </table:table-cell>
          <table:table-cell office:value-type="float" office:value="39025.320231">
            <text:p>39025,320231</text:p>
          </table:table-cell>
          <table:table-cell office:value-type="float" office:value="38878.64449">
            <text:p>38878,64449</text:p>
          </table:table-cell>
          <table:table-cell office:value-type="float" office:value="39595.505148">
            <text:p>39595,505148</text:p>
          </table:table-cell>
          <table:table-cell office:value-type="float" office:value="20621.617313">
            <text:p>20621,617313</text:p>
          </table:table-cell>
          <table:table-cell office:value-type="float" office:value="2640">
            <text:p>2640</text:p>
          </table:table-cell>
          <table:table-cell table:formula="of:=([.$F93]-[.G93])/[.G93]" office:value-type="float" office:value="0.00377265573231921">
            <text:p>0,0037726557</text:p>
          </table:table-cell>
          <table:table-cell table:formula="of:=([.$F93]-[.H93])/[.H93]" office:value-type="float" office:value="-0.0144002435344306">
            <text:p>-0,0144002435</text:p>
          </table:table-cell>
          <table:table-cell table:formula="of:=([.$F93]-[.I93])/[.I93]" office:value-type="float" office:value="0.892447116958096">
            <text:p>0,892447117</text:p>
          </table:table-cell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office:value-type="float" office:value="2670">
            <text:p>2670</text:p>
          </table:table-cell>
          <table:table-cell office:value-type="float" office:value="39847.489454">
            <text:p>39847,489454</text:p>
          </table:table-cell>
          <table:table-cell office:value-type="float" office:value="38828.372747">
            <text:p>38828,372747</text:p>
          </table:table-cell>
          <table:table-cell office:value-type="float" office:value="38758.310124">
            <text:p>38758,310124</text:p>
          </table:table-cell>
          <table:table-cell office:value-type="float" office:value="21758.889345">
            <text:p>21758,889345</text:p>
          </table:table-cell>
          <table:table-cell office:value-type="float" office:value="2670">
            <text:p>2670</text:p>
          </table:table-cell>
          <table:table-cell table:formula="of:=([.$F94]-[.G94])/[.G94]" office:value-type="float" office:value="0.0262467014427933">
            <text:p>0,0262467014</text:p>
          </table:table-cell>
          <table:table-cell table:formula="of:=([.$F94]-[.H94])/[.H94]" office:value-type="float" office:value="0.0281018271053452">
            <text:p>0,0281018271</text:p>
          </table:table-cell>
          <table:table-cell table:formula="of:=([.$F94]-[.I94])/[.I94]" office:value-type="float" office:value="0.831320010051736">
            <text:p>0,8313200101</text:p>
          </table:table-cell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office:value-type="float" office:value="2700">
            <text:p>2700</text:p>
          </table:table-cell>
          <table:table-cell office:value-type="float" office:value="39523.293712">
            <text:p>39523,293712</text:p>
          </table:table-cell>
          <table:table-cell office:value-type="float" office:value="37831.467023">
            <text:p>37831,467023</text:p>
          </table:table-cell>
          <table:table-cell office:value-type="float" office:value="38874.599349">
            <text:p>38874,599349</text:p>
          </table:table-cell>
          <table:table-cell office:value-type="float" office:value="21099.479362">
            <text:p>21099,479362</text:p>
          </table:table-cell>
          <table:table-cell office:value-type="float" office:value="2700">
            <text:p>2700</text:p>
          </table:table-cell>
          <table:table-cell table:formula="of:=([.$F95]-[.G95])/[.G95]" office:value-type="float" office:value="0.0447200920855498">
            <text:p>0,0447200921</text:p>
          </table:table-cell>
          <table:table-cell table:formula="of:=([.$F95]-[.H95])/[.H95]" office:value-type="float" office:value="0.0166868436939065">
            <text:p>0,0166868437</text:p>
          </table:table-cell>
          <table:table-cell table:formula="of:=([.$F95]-[.I95])/[.I95]" office:value-type="float" office:value="0.873188102602245">
            <text:p>0,8731881026</text:p>
          </table:table-cell>
        </table:table-row>
        <table:table-row table:style-name="ro1">
          <table:table-cell table:number-columns-repeated="3"/>
          <table:table-cell office:value-type="float" office:value="89">
            <text:p>89</text:p>
          </table:table-cell>
          <table:table-cell office:value-type="float" office:value="2730">
            <text:p>2730</text:p>
          </table:table-cell>
          <table:table-cell office:value-type="float" office:value="39627.251907">
            <text:p>39627,251907</text:p>
          </table:table-cell>
          <table:table-cell office:value-type="float" office:value="38685.755031">
            <text:p>38685,755031</text:p>
          </table:table-cell>
          <table:table-cell office:value-type="float" office:value="38776.671988">
            <text:p>38776,671988</text:p>
          </table:table-cell>
          <table:table-cell office:value-type="float" office:value="21433.934543">
            <text:p>21433,934543</text:p>
          </table:table-cell>
          <table:table-cell office:value-type="float" office:value="2730">
            <text:p>2730</text:p>
          </table:table-cell>
          <table:table-cell table:formula="of:=([.$F96]-[.G96])/[.G96]" office:value-type="float" office:value="0.024337042801557">
            <text:p>0,0243370428</text:p>
          </table:table-cell>
          <table:table-cell table:formula="of:=([.$F96]-[.H96])/[.H96]" office:value-type="float" office:value="0.0219353512148546">
            <text:p>0,0219353512</text:p>
          </table:table-cell>
          <table:table-cell table:formula="of:=([.$F96]-[.I96])/[.I96]" office:value-type="float" office:value="0.848809038186676">
            <text:p>0,8488090382</text:p>
          </table:table-cell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2760">
            <text:p>2760</text:p>
          </table:table-cell>
          <table:table-cell office:value-type="float" office:value="39675.175368">
            <text:p>39675,175368</text:p>
          </table:table-cell>
          <table:table-cell office:value-type="float" office:value="38320.775201">
            <text:p>38320,775201</text:p>
          </table:table-cell>
          <table:table-cell office:value-type="float" office:value="39454.764411">
            <text:p>39454,764411</text:p>
          </table:table-cell>
          <table:table-cell office:value-type="float" office:value="20853.166195">
            <text:p>20853,166195</text:p>
          </table:table-cell>
          <table:table-cell office:value-type="float" office:value="2760">
            <text:p>2760</text:p>
          </table:table-cell>
          <table:table-cell table:formula="of:=([.$F97]-[.G97])/[.G97]" office:value-type="float" office:value="0.0353437570063733">
            <text:p>0,035343757</text:p>
          </table:table-cell>
          <table:table-cell table:formula="of:=([.$F97]-[.H97])/[.H97]" office:value-type="float" office:value="0.00558642182485189">
            <text:p>0,0055864218</text:p>
          </table:table-cell>
          <table:table-cell table:formula="of:=([.$F97]-[.I97])/[.I97]" office:value-type="float" office:value="0.902597188215619">
            <text:p>0,9025971882</text:p>
          </table:table-cell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 office:value-type="float" office:value="2790">
            <text:p>2790</text:p>
          </table:table-cell>
          <table:table-cell office:value-type="float" office:value="38535.194379">
            <text:p>38535,194379</text:p>
          </table:table-cell>
          <table:table-cell office:value-type="float" office:value="38478.641935">
            <text:p>38478,641935</text:p>
          </table:table-cell>
          <table:table-cell office:value-type="float" office:value="38580.390339">
            <text:p>38580,390339</text:p>
          </table:table-cell>
          <table:table-cell office:value-type="float" office:value="21145.308302">
            <text:p>21145,308302</text:p>
          </table:table-cell>
          <table:table-cell office:value-type="float" office:value="2790">
            <text:p>2790</text:p>
          </table:table-cell>
          <table:table-cell table:formula="of:=([.$F98]-[.G98])/[.G98]" office:value-type="float" office:value="0.0014697099782142">
            <text:p>0,00146971</text:p>
          </table:table-cell>
          <table:table-cell table:formula="of:=([.$F98]-[.H98])/[.H98]" office:value-type="float" office:value="-0.00117147492814011">
            <text:p>-0,0011714749</text:p>
          </table:table-cell>
          <table:table-cell table:formula="of:=([.$F98]-[.I98])/[.I98]" office:value-type="float" office:value="0.822399268368918">
            <text:p>0,8223992684</text:p>
          </table:table-cell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 office:value-type="float" office:value="2820">
            <text:p>2820</text:p>
          </table:table-cell>
          <table:table-cell office:value-type="float" office:value="39462.677762">
            <text:p>39462,677762</text:p>
          </table:table-cell>
          <table:table-cell office:value-type="float" office:value="38508.348021">
            <text:p>38508,348021</text:p>
          </table:table-cell>
          <table:table-cell office:value-type="float" office:value="37203.340672">
            <text:p>37203,340672</text:p>
          </table:table-cell>
          <table:table-cell office:value-type="float" office:value="21020.206811">
            <text:p>21020,206811</text:p>
          </table:table-cell>
          <table:table-cell office:value-type="float" office:value="2820">
            <text:p>2820</text:p>
          </table:table-cell>
          <table:table-cell table:formula="of:=([.$F99]-[.G99])/[.G99]" office:value-type="float" office:value="0.0247824118676701">
            <text:p>0,0247824119</text:p>
          </table:table-cell>
          <table:table-cell table:formula="of:=([.$F99]-[.H99])/[.H99]" office:value-type="float" office:value="0.060729414326505">
            <text:p>0,0607294143</text:p>
          </table:table-cell>
          <table:table-cell table:formula="of:=([.$F99]-[.I99])/[.I99]" office:value-type="float" office:value="0.877368672764387">
            <text:p>0,8773686728</text:p>
          </table:table-cell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office:value-type="float" office:value="2850">
            <text:p>2850</text:p>
          </table:table-cell>
          <table:table-cell office:value-type="float" office:value="38862.410101">
            <text:p>38862,410101</text:p>
          </table:table-cell>
          <table:table-cell office:value-type="float" office:value="38489.472208">
            <text:p>38489,472208</text:p>
          </table:table-cell>
          <table:table-cell office:value-type="float" office:value="37584.657305">
            <text:p>37584,657305</text:p>
          </table:table-cell>
          <table:table-cell office:value-type="float" office:value="20912.079001">
            <text:p>20912,079001</text:p>
          </table:table-cell>
          <table:table-cell office:value-type="float" office:value="2850">
            <text:p>2850</text:p>
          </table:table-cell>
          <table:table-cell table:formula="of:=([.$F100]-[.G100])/[.G100]" office:value-type="float" office:value="0.00968934806340336">
            <text:p>0,0096893481</text:p>
          </table:table-cell>
          <table:table-cell table:formula="of:=([.$F100]-[.H100])/[.H100]" office:value-type="float" office:value="0.0339966594781221">
            <text:p>0,0339966595</text:p>
          </table:table-cell>
          <table:table-cell table:formula="of:=([.$F100]-[.I100])/[.I100]" office:value-type="float" office:value="0.858371427304843">
            <text:p>0,8583714273</text:p>
          </table:table-cell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office:value-type="float" office:value="2880">
            <text:p>2880</text:p>
          </table:table-cell>
          <table:table-cell office:value-type="float" office:value="38739.112461">
            <text:p>38739,112461</text:p>
          </table:table-cell>
          <table:table-cell office:value-type="float" office:value="39756.306029">
            <text:p>39756,306029</text:p>
          </table:table-cell>
          <table:table-cell office:value-type="float" office:value="38454.205418">
            <text:p>38454,205418</text:p>
          </table:table-cell>
          <table:table-cell office:value-type="float" office:value="20754.821403">
            <text:p>20754,821403</text:p>
          </table:table-cell>
          <table:table-cell office:value-type="float" office:value="2880">
            <text:p>2880</text:p>
          </table:table-cell>
          <table:table-cell table:formula="of:=([.$F101]-[.G101])/[.G101]" office:value-type="float" office:value="-0.0255857163202742">
            <text:p>-0,0255857163</text:p>
          </table:table-cell>
          <table:table-cell table:formula="of:=([.$F101]-[.H101])/[.H101]" office:value-type="float" office:value="0.00740899571069117">
            <text:p>0,0074089957</text:p>
          </table:table-cell>
          <table:table-cell table:formula="of:=([.$F101]-[.I101])/[.I101]" office:value-type="float" office:value="0.866511482262163">
            <text:p>0,8665114823</text:p>
          </table:table-cell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2910">
            <text:p>2910</text:p>
          </table:table-cell>
          <table:table-cell office:value-type="float" office:value="38515.422375">
            <text:p>38515,422375</text:p>
          </table:table-cell>
          <table:table-cell office:value-type="float" office:value="38938.770574">
            <text:p>38938,770574</text:p>
          </table:table-cell>
          <table:table-cell office:value-type="float" office:value="38314.609781">
            <text:p>38314,609781</text:p>
          </table:table-cell>
          <table:table-cell office:value-type="float" office:value="20779.288936">
            <text:p>20779,288936</text:p>
          </table:table-cell>
          <table:table-cell office:value-type="float" office:value="2910">
            <text:p>2910</text:p>
          </table:table-cell>
          <table:table-cell table:formula="of:=([.$F102]-[.G102])/[.G102]" office:value-type="float" office:value="-0.0108721511429196">
            <text:p>-0,0108721511</text:p>
          </table:table-cell>
          <table:table-cell table:formula="of:=([.$F102]-[.H102])/[.H102]" office:value-type="float" office:value="0.00524114939830562">
            <text:p>0,0052411494</text:p>
          </table:table-cell>
          <table:table-cell table:formula="of:=([.$F102]-[.I102])/[.I102]" office:value-type="float" office:value="0.853548622073985">
            <text:p>0,8535486221</text:p>
          </table:table-cell>
        </table:table-row>
        <table:table-row table:style-name="ro1">
          <table:table-cell table:number-columns-repeated="3"/>
          <table:table-cell office:value-type="float" office:value="96">
            <text:p>96</text:p>
          </table:table-cell>
          <table:table-cell office:value-type="float" office:value="2940">
            <text:p>2940</text:p>
          </table:table-cell>
          <table:table-cell office:value-type="float" office:value="38955.528368">
            <text:p>38955,528368</text:p>
          </table:table-cell>
          <table:table-cell office:value-type="float" office:value="39103.173857">
            <text:p>39103,173857</text:p>
          </table:table-cell>
          <table:table-cell office:value-type="float" office:value="39263.460465">
            <text:p>39263,460465</text:p>
          </table:table-cell>
          <table:table-cell office:value-type="float" office:value="20169.838049">
            <text:p>20169,838049</text:p>
          </table:table-cell>
          <table:table-cell office:value-type="float" office:value="2940">
            <text:p>2940</text:p>
          </table:table-cell>
          <table:table-cell table:formula="of:=([.$F103]-[.G103])/[.G103]" office:value-type="float" office:value="-0.00377579297117775">
            <text:p>-0,003775793</text:p>
          </table:table-cell>
          <table:table-cell table:formula="of:=([.$F103]-[.H103])/[.H103]" office:value-type="float" office:value="-0.00784271415084496">
            <text:p>-0,0078427142</text:p>
          </table:table-cell>
          <table:table-cell table:formula="of:=([.$F103]-[.I103])/[.I103]" office:value-type="float" office:value="0.931375367187511">
            <text:p>0,9313753672</text:p>
          </table:table-cell>
        </table:table-row>
        <table:table-row table:style-name="ro1">
          <table:table-cell table:number-columns-repeated="3"/>
          <table:table-cell office:value-type="float" office:value="97">
            <text:p>97</text:p>
          </table:table-cell>
          <table:table-cell office:value-type="float" office:value="2970">
            <text:p>2970</text:p>
          </table:table-cell>
          <table:table-cell office:value-type="float" office:value="38785.38894">
            <text:p>38785,38894</text:p>
          </table:table-cell>
          <table:table-cell office:value-type="float" office:value="38383.855655">
            <text:p>38383,855655</text:p>
          </table:table-cell>
          <table:table-cell office:value-type="float" office:value="39143.711696">
            <text:p>39143,711696</text:p>
          </table:table-cell>
          <table:table-cell office:value-type="float" office:value="20998.227277">
            <text:p>20998,227277</text:p>
          </table:table-cell>
          <table:table-cell office:value-type="float" office:value="2970">
            <text:p>2970</text:p>
          </table:table-cell>
          <table:table-cell table:formula="of:=([.$F104]-[.G104])/[.G104]" office:value-type="float" office:value="0.0104609940337688">
            <text:p>0,010460994</text:p>
          </table:table-cell>
          <table:table-cell table:formula="of:=([.$F104]-[.H104])/[.H104]" office:value-type="float" office:value="-0.00915403114510006">
            <text:p>-0,0091540311</text:p>
          </table:table-cell>
          <table:table-cell table:formula="of:=([.$F104]-[.I104])/[.I104]" office:value-type="float" office:value="0.847079204751861">
            <text:p>0,8470792048</text:p>
          </table:table-cell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office:value-type="float" office:value="3000">
            <text:p>3000</text:p>
          </table:table-cell>
          <table:table-cell office:value-type="float" office:value="39715.381868">
            <text:p>39715,381868</text:p>
          </table:table-cell>
          <table:table-cell office:value-type="float" office:value="38251.427626">
            <text:p>38251,427626</text:p>
          </table:table-cell>
          <table:table-cell office:value-type="float" office:value="38706.992502">
            <text:p>38706,992502</text:p>
          </table:table-cell>
          <table:table-cell office:value-type="float" office:value="20508.160641">
            <text:p>20508,160641</text:p>
          </table:table-cell>
          <table:table-cell office:value-type="float" office:value="3000">
            <text:p>3000</text:p>
          </table:table-cell>
          <table:table-cell table:formula="of:=([.$F105]-[.G105])/[.G105]" office:value-type="float" office:value="0.0382718850735111">
            <text:p>0,0382718851</text:p>
          </table:table-cell>
          <table:table-cell table:formula="of:=([.$F105]-[.H105])/[.H105]" office:value-type="float" office:value="0.0260518655885727">
            <text:p>0,0260518656</text:p>
          </table:table-cell>
          <table:table-cell table:formula="of:=([.$F105]-[.I105])/[.I105]" office:value-type="float" office:value="0.936564793070757">
            <text:p>0,9365647931</text:p>
          </table:table-cell>
        </table:table-row>
        <table:table-row table:style-name="ro1" table:number-rows-repeated="104847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1:05:33</meta:creation-date>
    <dc:date>2013-09-16T22:03:02</dc:date>
    <meta:editing-duration>PT27M8S</meta:editing-duration>
    <meta:editing-cycles>1</meta:editing-cycles>
    <meta:document-statistic meta:table-count="1" meta:cell-count="991" meta:object-count="0"/>
    <meta:generator>LibreOffice/4.0.4.2$Linux_X86_64 LibreOffice_project/400m0$Build-2</meta:generator>
  </office:meta>
</office:document-meta>
</file>